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067755" officeooo:paragraph-rsid="00067755" style:font-size-asian="10.5pt" style:font-size-complex="12pt"/>
    </style:style>
    <style:style style:name="P2" style:family="paragraph" style:parent-style-name="Standard">
      <style:text-properties fo:font-size="12pt" fo:font-style="normal" style:text-underline-style="solid" style:text-underline-width="auto" style:text-underline-color="font-color" fo:font-weight="bold" officeooo:rsid="0003ec0f" officeooo:paragraph-rsid="00067755" style:font-size-asian="10.5pt" style:font-style-asian="normal" style:font-weight-asian="bold" style:font-size-complex="12pt" style:font-style-complex="normal" style:font-weight-complex="bold"/>
    </style:style>
    <style:style style:name="P3" style:family="paragraph" style:parent-style-name="Standard">
      <style:text-properties fo:font-size="12pt" style:text-underline-style="none" fo:font-weight="normal" officeooo:rsid="0095dec8" officeooo:paragraph-rsid="0095dec8"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a2a47a" officeooo:paragraph-rsid="00a2a47a"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a4b46c" officeooo:paragraph-rsid="00a4b46c"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a4c682" officeooo:paragraph-rsid="00a4c682"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a7d10d" officeooo:paragraph-rsid="00a7d10d"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a9bc08" officeooo:paragraph-rsid="00a9bc08"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acd846" officeooo:paragraph-rsid="00acd846"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b19d54" officeooo:paragraph-rsid="00b19d54"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b3497b" officeooo:paragraph-rsid="00b3497b"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b62b78" officeooo:paragraph-rsid="00b62b78" style:font-size-asian="10.5pt" style:font-weight-asian="normal" style:font-size-complex="12pt" style:font-weight-complex="normal"/>
    </style:style>
    <style:style style:name="P13" style:family="paragraph" style:parent-style-name="Standard">
      <style:text-properties fo:font-size="12pt" style:text-underline-style="none" fo:font-weight="bold" officeooo:rsid="00a2a47a" officeooo:paragraph-rsid="00a2a47a" style:font-size-asian="10.5pt" style:font-weight-asian="bold" style:font-size-complex="12pt" style:font-weight-complex="bold"/>
    </style:style>
    <style:style style:name="P14" style:family="paragraph" style:parent-style-name="Standard">
      <style:text-properties fo:font-size="12pt" style:text-underline-style="none" fo:font-weight="bold" officeooo:rsid="00a4b46c" officeooo:paragraph-rsid="00a4b46c" style:font-size-asian="10.5pt" style:font-weight-asian="bold" style:font-size-complex="12pt" style:font-weight-complex="bold"/>
    </style:style>
    <style:style style:name="P15" style:family="paragraph" style:parent-style-name="Standard">
      <style:text-properties fo:font-size="12pt" style:text-underline-style="none" fo:font-weight="bold" officeooo:rsid="00a4c682" officeooo:paragraph-rsid="00a4c682" style:font-size-asian="10.5pt" style:font-weight-asian="bold" style:font-size-complex="12pt" style:font-weight-complex="bold"/>
    </style:style>
    <style:style style:name="P16" style:family="paragraph" style:parent-style-name="Standard">
      <style:text-properties fo:font-size="12pt" style:text-underline-style="none" fo:font-weight="bold" officeooo:rsid="00a7d10d" officeooo:paragraph-rsid="00a7d10d" style:font-size-asian="10.5pt" style:font-weight-asian="bold" style:font-size-complex="12pt" style:font-weight-complex="bold"/>
    </style:style>
    <style:style style:name="P17" style:family="paragraph" style:parent-style-name="Standard">
      <style:text-properties fo:font-size="12pt" style:text-underline-style="none" fo:font-weight="bold" officeooo:rsid="00a9bc08" officeooo:paragraph-rsid="00a9bc08" style:font-size-asian="10.5pt" style:font-weight-asian="bold" style:font-size-complex="12pt" style:font-weight-complex="bold"/>
    </style:style>
    <style:style style:name="P18" style:family="paragraph" style:parent-style-name="Standard">
      <style:text-properties fo:font-size="12pt" style:text-underline-style="none" fo:font-weight="bold" officeooo:rsid="00acd846" officeooo:paragraph-rsid="00acd846" style:font-size-asian="10.5pt" style:font-weight-asian="bold" style:font-size-complex="12pt" style:font-weight-complex="bold"/>
    </style:style>
    <style:style style:name="P19" style:family="paragraph" style:parent-style-name="Standard">
      <style:text-properties fo:font-size="12pt" style:text-underline-style="none" fo:font-weight="bold" officeooo:rsid="00b19d54" officeooo:paragraph-rsid="00b19d54" style:font-size-asian="10.5pt" style:font-weight-asian="bold" style:font-size-complex="12pt" style:font-weight-complex="bold"/>
    </style:style>
    <style:style style:name="P20" style:family="paragraph" style:parent-style-name="Standard">
      <style:text-properties fo:font-size="12pt" style:text-underline-style="none" fo:font-weight="bold" officeooo:rsid="00b3497b" officeooo:paragraph-rsid="00b3497b" style:font-size-asian="10.5pt" style:font-weight-asian="bold" style:font-size-complex="12pt" style:font-weight-complex="bold"/>
    </style:style>
    <style:style style:name="P21" style:family="paragraph" style:parent-style-name="Standard">
      <style:text-properties fo:font-size="12pt" style:text-underline-style="none" fo:font-weight="bold" officeooo:rsid="00b62b78" officeooo:paragraph-rsid="00b62b78" style:font-size-asian="10.5pt" style:font-weight-asian="bold" style:font-size-complex="12pt" style:font-weight-complex="bold"/>
    </style:style>
    <style:style style:name="P22" style:family="paragraph" style:parent-style-name="Standard">
      <style:text-properties fo:font-size="12pt" style:text-underline-style="none" fo:font-weight="bold" officeooo:rsid="00b94c3c" officeooo:paragraph-rsid="00b94c3c" style:font-size-asian="10.5pt" style:font-weight-asian="bold" style:font-size-complex="12pt" style:font-weight-complex="bold"/>
    </style:style>
    <style:style style:name="P23" style:family="paragraph" style:parent-style-name="Standard">
      <style:text-properties fo:font-size="12pt" style:text-underline-style="none" fo:font-weight="bold" officeooo:rsid="00bd1ac2" officeooo:paragraph-rsid="0095dec8" style:font-size-asian="10.5pt" style:font-weight-asian="bold" style:font-size-complex="12pt" style:font-weight-complex="bold"/>
    </style:style>
    <style:style style:name="P24" style:family="paragraph" style:parent-style-name="Standard">
      <style:text-properties officeooo:paragraph-rsid="00067755"/>
    </style:style>
    <style:style style:name="P25" style:family="paragraph" style:parent-style-name="Standard">
      <style:text-properties fo:font-size="18pt" fo:font-style="normal" style:text-underline-style="solid" style:text-underline-width="auto" style:text-underline-color="font-color" fo:font-weight="bold" officeooo:rsid="0003ec0f" style:font-size-asian="18pt" style:font-style-asian="normal" style:font-weight-asian="bold" style:font-size-complex="18pt" style:font-style-complex="normal" style:font-weight-complex="bold"/>
    </style:style>
    <style:style style:name="P26" style:family="paragraph" style:parent-style-name="Standard">
      <style:text-properties officeooo:rsid="001680d9" officeooo:paragraph-rsid="001680d9"/>
    </style:style>
    <style:style style:name="P27" style:family="paragraph" style:parent-style-name="Standard">
      <style:text-properties fo:font-weight="bold" officeooo:rsid="001a6d42" officeooo:paragraph-rsid="001a6d42" style:font-weight-asian="bold" style:font-weight-complex="bold"/>
    </style:style>
    <style:style style:name="P28" style:family="paragraph" style:parent-style-name="Standard">
      <style:text-properties fo:font-weight="bold" officeooo:rsid="002038f3" officeooo:paragraph-rsid="002038f3" style:font-weight-asian="bold" style:font-weight-complex="bold"/>
    </style:style>
    <style:style style:name="P29" style:family="paragraph" style:parent-style-name="Standard">
      <style:text-properties fo:font-weight="bold" officeooo:rsid="002496d3" officeooo:paragraph-rsid="002496d3" style:font-weight-asian="bold" style:font-weight-complex="bold"/>
    </style:style>
    <style:style style:name="P30" style:family="paragraph" style:parent-style-name="Standard">
      <style:text-properties fo:font-weight="bold" officeooo:rsid="002842b3" officeooo:paragraph-rsid="002842b3" style:font-weight-asian="bold" style:font-weight-complex="bold"/>
    </style:style>
    <style:style style:name="P31" style:family="paragraph" style:parent-style-name="Standard">
      <style:text-properties fo:font-weight="bold" officeooo:rsid="002893ac" officeooo:paragraph-rsid="002893ac" style:font-weight-asian="bold" style:font-weight-complex="bold"/>
    </style:style>
    <style:style style:name="P32" style:family="paragraph" style:parent-style-name="Standard">
      <style:text-properties fo:font-weight="bold" officeooo:rsid="002893ac" officeooo:paragraph-rsid="002970c4" style:font-weight-asian="bold" style:font-weight-complex="bold"/>
    </style:style>
    <style:style style:name="P33" style:family="paragraph" style:parent-style-name="Standard">
      <style:text-properties fo:font-weight="bold" officeooo:rsid="002d9906" officeooo:paragraph-rsid="002d9906" style:font-weight-asian="bold" style:font-weight-complex="bold"/>
    </style:style>
    <style:style style:name="P34" style:family="paragraph" style:parent-style-name="Standard">
      <style:text-properties fo:font-weight="bold" officeooo:rsid="002e246d" officeooo:paragraph-rsid="002e246d" style:font-weight-asian="bold" style:font-weight-complex="bold"/>
    </style:style>
    <style:style style:name="P35" style:family="paragraph" style:parent-style-name="Standard">
      <style:text-properties fo:font-weight="bold" officeooo:rsid="0031d4a8" officeooo:paragraph-rsid="0031d4a8" style:font-weight-asian="bold" style:font-weight-complex="bold"/>
    </style:style>
    <style:style style:name="P36" style:family="paragraph" style:parent-style-name="Standard">
      <style:text-properties fo:font-weight="bold" officeooo:rsid="00372828" officeooo:paragraph-rsid="00372828" style:font-weight-asian="bold" style:font-weight-complex="bold"/>
    </style:style>
    <style:style style:name="P37" style:family="paragraph" style:parent-style-name="Standard">
      <style:text-properties fo:font-weight="bold" officeooo:rsid="00471078" officeooo:paragraph-rsid="00471078" style:font-weight-asian="bold" style:font-weight-complex="bold"/>
    </style:style>
    <style:style style:name="P38" style:family="paragraph" style:parent-style-name="Standard">
      <style:text-properties fo:font-weight="bold" officeooo:rsid="003febb4" officeooo:paragraph-rsid="003febb4" style:font-weight-asian="bold" style:font-weight-complex="bold"/>
    </style:style>
    <style:style style:name="P39" style:family="paragraph" style:parent-style-name="Standard">
      <style:text-properties fo:font-weight="bold" officeooo:rsid="004bd288" officeooo:paragraph-rsid="004bd288" style:font-weight-asian="bold" style:font-weight-complex="bold"/>
    </style:style>
    <style:style style:name="P40" style:family="paragraph" style:parent-style-name="Standard">
      <style:text-properties fo:font-weight="bold" officeooo:rsid="0052a16c" officeooo:paragraph-rsid="0052a16c" style:font-weight-asian="bold" style:font-weight-complex="bold"/>
    </style:style>
    <style:style style:name="P41" style:family="paragraph" style:parent-style-name="Standard">
      <style:text-properties fo:font-weight="bold" officeooo:rsid="005433de" officeooo:paragraph-rsid="005433de" style:font-weight-asian="bold" style:font-weight-complex="bold"/>
    </style:style>
    <style:style style:name="P42" style:family="paragraph" style:parent-style-name="Standard">
      <style:text-properties fo:font-weight="bold" officeooo:rsid="005433de" officeooo:paragraph-rsid="00574dc4" style:font-weight-asian="bold" style:font-weight-complex="bold"/>
    </style:style>
    <style:style style:name="P43" style:family="paragraph" style:parent-style-name="Standard">
      <style:text-properties fo:font-weight="bold" officeooo:rsid="005433de" officeooo:paragraph-rsid="00605b6d" style:font-weight-asian="bold" style:font-weight-complex="bold"/>
    </style:style>
    <style:style style:name="P44" style:family="paragraph" style:parent-style-name="Standard">
      <style:text-properties fo:font-weight="bold" officeooo:rsid="00605b6d" officeooo:paragraph-rsid="00605b6d" style:font-weight-asian="bold" style:font-weight-complex="bold"/>
    </style:style>
    <style:style style:name="P45" style:family="paragraph" style:parent-style-name="Standard">
      <style:text-properties fo:font-weight="bold" officeooo:rsid="0067b394" officeooo:paragraph-rsid="0067b394" style:font-weight-asian="bold" style:font-weight-complex="bold"/>
    </style:style>
    <style:style style:name="P46" style:family="paragraph" style:parent-style-name="Standard">
      <style:text-properties fo:font-weight="bold" officeooo:rsid="006afe44" officeooo:paragraph-rsid="006afe44" style:font-weight-asian="bold" style:font-weight-complex="bold"/>
    </style:style>
    <style:style style:name="P47" style:family="paragraph" style:parent-style-name="Standard">
      <style:text-properties fo:font-weight="bold" officeooo:rsid="0072bbcf" officeooo:paragraph-rsid="0072bbcf" style:font-weight-asian="bold" style:font-weight-complex="bold"/>
    </style:style>
    <style:style style:name="P48" style:family="paragraph" style:parent-style-name="Standard">
      <style:text-properties fo:font-weight="bold" officeooo:rsid="0074be89" officeooo:paragraph-rsid="0074be89" style:font-weight-asian="bold" style:font-weight-complex="bold"/>
    </style:style>
    <style:style style:name="P49" style:family="paragraph" style:parent-style-name="Standard">
      <style:text-properties fo:font-weight="bold" officeooo:rsid="007689a6" officeooo:paragraph-rsid="007689a6" style:font-weight-asian="bold" style:font-weight-complex="bold"/>
    </style:style>
    <style:style style:name="P50" style:family="paragraph" style:parent-style-name="Standard">
      <style:text-properties fo:font-weight="bold" officeooo:rsid="007689a6" officeooo:paragraph-rsid="0082a7e8" style:font-weight-asian="bold" style:font-weight-complex="bold"/>
    </style:style>
    <style:style style:name="P51" style:family="paragraph" style:parent-style-name="Standard">
      <style:text-properties fo:font-weight="normal" officeooo:rsid="002086f8" officeooo:paragraph-rsid="002086f8" style:font-weight-asian="normal" style:font-weight-complex="normal"/>
    </style:style>
    <style:style style:name="P52" style:family="paragraph" style:parent-style-name="Standard">
      <style:text-properties fo:font-weight="normal" officeooo:rsid="002496d3" officeooo:paragraph-rsid="002496d3" style:font-weight-asian="normal" style:font-weight-complex="normal"/>
    </style:style>
    <style:style style:name="P53" style:family="paragraph" style:parent-style-name="Standard">
      <style:text-properties fo:font-weight="normal" officeooo:rsid="002842b3" officeooo:paragraph-rsid="002842b3" style:font-weight-asian="normal" style:font-weight-complex="normal"/>
    </style:style>
    <style:style style:name="P54" style:family="paragraph" style:parent-style-name="Standard">
      <style:text-properties fo:font-weight="normal" officeooo:rsid="002893ac" officeooo:paragraph-rsid="002893ac" style:font-weight-asian="normal" style:font-weight-complex="normal"/>
    </style:style>
    <style:style style:name="P55" style:family="paragraph" style:parent-style-name="Standard">
      <style:text-properties fo:font-weight="normal" officeooo:rsid="001a6d42" officeooo:paragraph-rsid="001a6d42" style:font-weight-asian="normal" style:font-weight-complex="normal"/>
    </style:style>
    <style:style style:name="P56" style:family="paragraph" style:parent-style-name="Standard">
      <style:text-properties fo:font-weight="normal" officeooo:rsid="002e246d" officeooo:paragraph-rsid="002e246d" style:font-weight-asian="normal" style:font-weight-complex="normal"/>
    </style:style>
    <style:style style:name="P57" style:family="paragraph" style:parent-style-name="Standard">
      <style:text-properties fo:font-weight="normal" officeooo:rsid="003057e2" officeooo:paragraph-rsid="003057e2" style:font-weight-asian="normal" style:font-weight-complex="normal"/>
    </style:style>
    <style:style style:name="P58" style:family="paragraph" style:parent-style-name="Standard">
      <style:text-properties fo:font-weight="normal" officeooo:rsid="0031d4a8" officeooo:paragraph-rsid="0031d4a8" style:font-weight-asian="normal" style:font-weight-complex="normal"/>
    </style:style>
    <style:style style:name="P59" style:family="paragraph" style:parent-style-name="Standard">
      <style:text-properties fo:font-weight="normal" officeooo:rsid="0033cffe" officeooo:paragraph-rsid="0033cffe" style:font-weight-asian="normal" style:font-weight-complex="normal"/>
    </style:style>
    <style:style style:name="P60" style:family="paragraph" style:parent-style-name="Standard">
      <style:text-properties fo:font-weight="normal" officeooo:rsid="00372828" officeooo:paragraph-rsid="00372828" style:font-weight-asian="normal" style:font-weight-complex="normal"/>
    </style:style>
    <style:style style:name="P61" style:family="paragraph" style:parent-style-name="Standard">
      <style:text-properties fo:font-weight="normal" officeooo:rsid="003febb4" officeooo:paragraph-rsid="003febb4" style:font-weight-asian="normal" style:font-weight-complex="normal"/>
    </style:style>
    <style:style style:name="P62" style:family="paragraph" style:parent-style-name="Standard">
      <style:text-properties fo:font-weight="normal" officeooo:rsid="00419a2d" officeooo:paragraph-rsid="00419a2d" style:font-weight-asian="normal" style:font-weight-complex="normal"/>
    </style:style>
    <style:style style:name="P63" style:family="paragraph" style:parent-style-name="Standard">
      <style:text-properties fo:font-weight="normal" officeooo:rsid="00419a2d" officeooo:paragraph-rsid="0043ceda" style:font-weight-asian="normal" style:font-weight-complex="normal"/>
    </style:style>
    <style:style style:name="P64" style:family="paragraph" style:parent-style-name="Standard">
      <style:text-properties fo:font-weight="normal" officeooo:rsid="004906ef" officeooo:paragraph-rsid="004906ef" style:font-weight-asian="normal" style:font-weight-complex="normal"/>
    </style:style>
    <style:style style:name="P65" style:family="paragraph" style:parent-style-name="Standard">
      <style:text-properties fo:font-weight="normal" officeooo:rsid="004dcef8" officeooo:paragraph-rsid="004dcef8" style:font-weight-asian="normal" style:font-weight-complex="normal"/>
    </style:style>
    <style:style style:name="P66" style:family="paragraph" style:parent-style-name="Standard">
      <style:text-properties fo:font-weight="normal" officeooo:rsid="0072bbcf" officeooo:paragraph-rsid="0072bbcf" style:font-weight-asian="normal" style:font-weight-complex="normal"/>
    </style:style>
    <style:style style:name="P67" style:family="paragraph" style:parent-style-name="Standard">
      <style:text-properties fo:font-weight="normal" officeooo:rsid="0074be89" officeooo:paragraph-rsid="007689a6" style:font-weight-asian="normal" style:font-weight-complex="normal"/>
    </style:style>
    <style:style style:name="P68" style:family="paragraph" style:parent-style-name="Standard">
      <style:text-properties fo:font-weight="normal" officeooo:rsid="007689a6" officeooo:paragraph-rsid="007689a6" style:font-weight-asian="normal" style:font-weight-complex="normal"/>
    </style:style>
    <style:style style:name="P69" style:family="paragraph" style:parent-style-name="Standard">
      <style:text-properties fo:font-weight="normal" officeooo:rsid="00799a74" officeooo:paragraph-rsid="00799a74" style:font-weight-asian="normal" style:font-weight-complex="normal"/>
    </style:style>
    <style:style style:name="P70" style:family="paragraph" style:parent-style-name="Standard">
      <style:text-properties fo:font-weight="normal" officeooo:rsid="0085434d" officeooo:paragraph-rsid="0085434d" style:font-weight-asian="normal" style:font-weight-complex="normal"/>
    </style:style>
    <style:style style:name="P71" style:family="paragraph" style:parent-style-name="Standard">
      <style:text-properties fo:font-weight="normal" officeooo:rsid="0095dec8" officeooo:paragraph-rsid="0095dec8" style:font-weight-asian="normal" style:font-weight-complex="normal"/>
    </style:style>
    <style:style style:name="P72" style:family="paragraph" style:parent-style-name="Standard">
      <style:text-properties officeooo:rsid="00234a05" officeooo:paragraph-rsid="00234a05"/>
    </style:style>
    <style:style style:name="P73" style:family="paragraph" style:parent-style-name="Standard">
      <style:text-properties fo:font-style="italic" fo:font-weight="normal" officeooo:rsid="002e246d" officeooo:paragraph-rsid="002e246d" style:font-style-asian="italic" style:font-weight-asian="normal" style:font-style-complex="italic" style:font-weight-complex="normal"/>
    </style:style>
    <style:style style:name="P74" style:family="paragraph" style:parent-style-name="Text_20_body">
      <style:text-properties fo:font-size="12pt" officeooo:rsid="00067755" officeooo:paragraph-rsid="00067755" style:font-size-asian="10.5pt" style:font-size-complex="12pt"/>
    </style:style>
    <style:style style:name="P75" style:family="paragraph" style:parent-style-name="Text_20_body">
      <style:text-properties fo:font-size="12pt" officeooo:rsid="00133d13" officeooo:paragraph-rsid="00133d13" style:font-size-asian="10.5pt" style:font-size-complex="12pt"/>
    </style:style>
    <style:style style:name="P76" style:family="paragraph" style:parent-style-name="Text_20_body">
      <style:text-properties fo:font-size="12pt" officeooo:rsid="002970c4" officeooo:paragraph-rsid="002970c4" style:font-size-asian="10.5pt" style:font-size-complex="12pt"/>
    </style:style>
    <style:style style:name="P77" style:family="paragraph" style:parent-style-name="Text_20_body">
      <style:text-properties fo:font-size="12pt" fo:font-style="normal" style:text-underline-style="none" fo:font-weight="normal" officeooo:rsid="00c0a1ea" officeooo:paragraph-rsid="00c0a1ea" style:font-size-asian="10.5pt" style:font-style-asian="normal" style:font-weight-asian="normal" style:font-size-complex="12pt" style:font-style-complex="normal" style:font-weight-complex="normal"/>
    </style:style>
    <style:style style:name="P78" style:family="paragraph" style:parent-style-name="Text_20_body">
      <style:text-properties fo:font-weight="normal" officeooo:rsid="0085434d" officeooo:paragraph-rsid="0085434d" style:font-weight-asian="normal" style:font-weight-complex="normal"/>
    </style:style>
    <style:style style:name="P79" style:family="paragraph" style:parent-style-name="Text_20_body">
      <style:text-properties fo:font-size="16pt" fo:font-style="italic" style:text-underline-style="solid" style:text-underline-width="auto" style:text-underline-color="font-color" fo:font-weight="bold" officeooo:rsid="0095dec8" officeooo:paragraph-rsid="0095dec8" style:font-size-asian="16pt" style:font-style-asian="italic" style:font-weight-asian="bold" style:font-size-complex="16pt" style:font-style-complex="italic" style:font-weight-complex="bold"/>
    </style:style>
    <style:style style:name="P80" style:family="paragraph" style:parent-style-name="Text_20_body">
      <style:text-properties fo:font-size="16pt" fo:font-style="italic" style:text-underline-style="solid" style:text-underline-width="auto" style:text-underline-color="font-color" fo:font-weight="bold" officeooo:rsid="0095dec8" officeooo:paragraph-rsid="00c0a1ea" style:font-size-asian="16pt" style:font-style-asian="italic" style:font-weight-asian="bold" style:font-size-complex="16pt" style:font-style-complex="italic" style:font-weight-complex="bold"/>
    </style:style>
    <style:style style:name="P81" style:family="paragraph" style:parent-style-name="Preformatted_20_Text">
      <style:text-properties fo:font-weight="bold" style:font-weight-asian="bold" style:font-weight-complex="bold"/>
    </style:style>
    <style:style style:name="P82" style:family="paragraph" style:parent-style-name="Preformatted_20_Text">
      <style:text-properties fo:font-size="12pt" fo:font-weight="bold" officeooo:rsid="00067755" officeooo:paragraph-rsid="00067755" style:font-size-asian="10.5pt" style:font-weight-asian="bold" style:font-size-complex="12pt" style:font-weight-complex="bold"/>
    </style:style>
    <style:style style:name="P83" style:family="paragraph" style:parent-style-name="Preformatted_20_Text">
      <style:text-properties fo:font-size="12pt" style:text-underline-style="none" fo:font-weight="normal" officeooo:rsid="0095dec8" officeooo:paragraph-rsid="0095dec8" style:font-size-asian="10.5pt" style:font-weight-asian="normal" style:font-size-complex="12pt" style:font-weight-complex="normal"/>
    </style:style>
    <style:style style:name="P84" style:family="paragraph" style:parent-style-name="Preformatted_20_Text">
      <style:paragraph-properties fo:margin-top="0cm" fo:margin-bottom="0.499cm" loext:contextual-spacing="false"/>
    </style:style>
    <style:style style:name="P85" style:family="paragraph" style:parent-style-name="Heading_20_3">
      <style:text-properties fo:font-size="12pt" officeooo:rsid="00067755" officeooo:paragraph-rsid="00067755" style:font-size-asian="10.5pt" style:font-size-complex="12pt"/>
    </style:style>
    <style:style style:name="P86" style:family="paragraph" style:parent-style-name="Heading_20_3">
      <style:text-properties fo:font-size="12pt" fo:font-style="normal" style:text-underline-style="solid" style:text-underline-width="auto" style:text-underline-color="font-color" fo:font-weight="bold" officeooo:rsid="0003ec0f" style:font-size-asian="10.5pt" style:font-style-asian="normal" style:font-weight-asian="bold" style:font-size-complex="12pt" style:font-style-complex="normal" style:font-weight-complex="bold"/>
    </style:style>
    <style:style style:name="P87" style:family="paragraph" style:parent-style-name="Heading_20_3">
      <style:text-properties fo:font-size="14pt" officeooo:rsid="0011e8e1" officeooo:paragraph-rsid="0011e8e1" style:font-size-asian="14pt" style:font-size-complex="14pt"/>
    </style:style>
    <style:style style:name="P88" style:family="paragraph" style:parent-style-name="Heading_20_3">
      <style:text-properties fo:font-size="16pt" fo:font-style="italic" style:text-underline-style="solid" style:text-underline-width="auto" style:text-underline-color="font-color" fo:font-weight="bold" officeooo:rsid="0095dec8" officeooo:paragraph-rsid="0095dec8" style:font-size-asian="16pt" style:font-style-asian="italic" style:font-weight-asian="bold" style:font-size-complex="16pt" style:font-style-complex="italic" style:font-weight-complex="bold"/>
    </style:style>
    <style:style style:name="P89" style:family="paragraph" style:parent-style-name="Heading_20_1">
      <style:paragraph-properties fo:padding="0.074cm" fo:border-left="none" fo:border-right="none" fo:border-top="none" fo:border-bottom="0.06pt solid #000000" style:join-border="false"/>
      <style:text-properties fo:font-weight="normal" officeooo:rsid="005ed50d" officeooo:paragraph-rsid="005ed50d" style:font-weight-asian="normal" style:font-weight-complex="normal"/>
    </style:style>
    <style:style style:name="P90" style:family="paragraph" style:parent-style-name="Heading_20_1">
      <style:paragraph-properties fo:padding="0.074cm" fo:border-left="none" fo:border-right="none" fo:border-top="none" fo:border-bottom="0.06pt solid #000000" style:join-border="false"/>
      <style:text-properties fo:font-size="20pt" fo:font-weight="normal" officeooo:rsid="002893ac" officeooo:paragraph-rsid="002893ac" style:font-size-asian="20pt" style:font-weight-asian="normal" style:font-size-complex="20pt" style:font-weight-complex="normal"/>
    </style:style>
    <style:style style:name="P91" style:family="paragraph" style:parent-style-name="Heading_20_1">
      <style:paragraph-properties fo:padding="0.074cm" fo:border-left="none" fo:border-right="none" fo:border-top="none" fo:border-bottom="0.06pt solid #000000" style:join-border="false"/>
      <style:text-properties fo:font-size="18pt" fo:font-weight="normal" officeooo:rsid="00372828" officeooo:paragraph-rsid="00372828" style:font-size-asian="18pt" style:font-weight-asian="normal" style:font-size-complex="18pt" style:font-weight-complex="normal"/>
    </style:style>
    <style:style style:name="P92" style:family="paragraph" style:parent-style-name="Standard">
      <style:paragraph-properties fo:padding="0.074cm" fo:border-left="none" fo:border-right="none" fo:border-top="none" fo:border-bottom="0.06pt solid #000000" style:join-border="false"/>
      <style:text-properties fo:font-size="12pt" style:text-underline-style="none" fo:font-weight="normal" officeooo:rsid="0095dec8" officeooo:paragraph-rsid="0095dec8" style:font-size-asian="10.5pt" style:font-weight-asian="normal" style:font-size-complex="12pt" style:font-weight-complex="normal"/>
    </style:style>
    <style:style style:name="P93" style:family="paragraph" style:parent-style-name="Text_20_body">
      <style:paragraph-properties fo:margin-top="0cm" fo:margin-bottom="0cm" loext:contextual-spacing="false" fo:text-align="start" style:justify-single-word="false" style:writing-mode="lr-tb"/>
    </style:style>
    <style:style style:name="P94" style:family="paragraph" style:parent-style-name="Standard">
      <style:text-properties fo:font-size="12pt" style:text-underline-style="none" fo:font-weight="bold" officeooo:rsid="00b94c3c" officeooo:paragraph-rsid="00b94c3c" style:font-size-asian="10.5pt" style:font-weight-asian="bold" style:font-size-complex="12pt" style:font-weight-complex="bold"/>
    </style:style>
    <style:style style:name="P95" style:family="paragraph" style:parent-style-name="Text_20_body" style:list-style-name="L1"/>
    <style:style style:name="P96" style:family="paragraph" style:parent-style-name="Text_20_body" style:list-style-name="L2"/>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5"/>
    <style:style style:name="P100" style:family="paragraph" style:parent-style-name="Text_20_body" style:list-style-name="L6"/>
    <style:style style:name="P101" style:family="paragraph" style:parent-style-name="Text_20_body" style:list-style-name="L7"/>
    <style:style style:name="P102" style:family="paragraph" style:parent-style-name="Text_20_body" style:list-style-name="L1">
      <style:paragraph-properties fo:margin-top="0cm" fo:margin-bottom="0cm" loext:contextual-spacing="false"/>
    </style:style>
    <style:style style:name="P103" style:family="paragraph" style:parent-style-name="Text_20_body" style:list-style-name="L2">
      <style:paragraph-properties fo:margin-top="0cm" fo:margin-bottom="0cm" loext:contextual-spacing="false"/>
    </style:style>
    <style:style style:name="P104" style:family="paragraph" style:parent-style-name="Text_20_body" style:list-style-name="L4">
      <style:paragraph-properties fo:margin-top="0cm" fo:margin-bottom="0cm" loext:contextual-spacing="false"/>
    </style:style>
    <style:style style:name="P105" style:family="paragraph" style:parent-style-name="Text_20_body" style:list-style-name="L5">
      <style:paragraph-properties fo:margin-top="0cm" fo:margin-bottom="0cm" loext:contextual-spacing="false"/>
    </style:style>
    <style:style style:name="P106" style:family="paragraph" style:parent-style-name="Text_20_body" style:list-style-name="L6">
      <style:paragraph-properties fo:margin-top="0cm" fo:margin-bottom="0cm" loext:contextual-spacing="false"/>
    </style:style>
    <style:style style:name="P107" style:family="paragraph" style:parent-style-name="Text_20_body" style:list-style-name="L7">
      <style:paragraph-properties fo:margin-top="0cm" fo:margin-bottom="0cm" loext:contextual-spacing="false"/>
    </style:style>
    <style:style style:name="P108" style:family="paragraph" style:parent-style-name="Preformatted_20_Text" style:list-style-name="L5"/>
    <style:style style:name="P109" style:family="paragraph" style:parent-style-name="Preformatted_20_Text" style:list-style-name="L2">
      <style:paragraph-properties fo:margin-top="0cm" fo:margin-bottom="0.499cm" loext:contextual-spacing="false"/>
      <style:text-properties fo:font-weight="bold" style:font-weight-asian="bold" style:font-weight-complex="bold"/>
    </style:style>
    <style:style style:name="P110" style:family="paragraph" style:parent-style-name="Preformatted_20_Text" style:list-style-name="L4">
      <style:paragraph-properties fo:margin-top="0cm" fo:margin-bottom="0.499cm" loext:contextual-spacing="false"/>
      <style:text-properties fo:font-weight="bold" style:font-weight-asian="bold" style:font-weight-complex="bold"/>
    </style:style>
    <style:style style:name="P111" style:family="paragraph" style:parent-style-name="Preformatted_20_Text" style:list-style-name="L5">
      <style:paragraph-properties fo:margin-top="0cm" fo:margin-bottom="0.499cm" loext:contextual-spacing="false"/>
      <style:text-properties fo:font-weight="bold" style:font-weight-asian="bold" style:font-weight-complex="bold"/>
    </style:style>
    <style:style style:name="P112" style:family="paragraph" style:parent-style-name="Preformatted_20_Text" style:list-style-name="L6">
      <style:paragraph-properties fo:margin-top="0cm" fo:margin-bottom="0.499cm" loext:contextual-spacing="false"/>
      <style:text-properties fo:font-weight="bold" style:font-weight-asian="bold" style:font-weight-complex="bold"/>
    </style:style>
    <style:style style:name="P113" style:family="paragraph" style:parent-style-name="Preformatted_20_Text" style:list-style-name="L5">
      <style:paragraph-properties fo:margin-top="0cm" fo:margin-bottom="0.499cm"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e88ff"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text-underline-style="solid" style:text-underline-width="auto" style:text-underline-color="font-color" fo:font-weight="bold" officeooo:rsid="0003ec0f" style:font-style-asian="normal" style:font-weight-asian="bold" style:font-style-complex="normal" style:font-weight-complex="bold"/>
    </style:style>
    <style:style style:name="T6" style:family="text">
      <style:text-properties fo:font-size="18pt" fo:font-style="normal" style:text-underline-style="solid" style:text-underline-width="auto" style:text-underline-color="font-color" fo:font-weight="bold" officeooo:rsid="0003ec0f" style:font-size-asian="18pt" style:font-style-asian="normal" style:font-weight-asian="bold" style:font-size-complex="18pt" style:font-style-complex="normal" style:font-weight-complex="bold"/>
    </style:style>
    <style:style style:name="T7" style:family="text">
      <style:text-properties fo:font-size="18pt" style:text-underline-style="solid" style:text-underline-width="auto" style:text-underline-color="font-color" fo:font-weight="bold" style:font-size-asian="15.75pt" style:font-weight-asian="bold" style:font-size-complex="18pt" style:font-weight-complex="bold"/>
    </style:style>
    <style:style style:name="T8" style:family="text">
      <style:text-properties fo:font-size="12pt" fo:font-style="normal" style:text-underline-style="solid" style:text-underline-width="auto" style:text-underline-color="font-color" fo:font-weight="bold" officeooo:rsid="0003ec0f" style:font-size-asian="10.5pt" style:font-style-asian="normal" style:font-weight-asian="bold" style:font-size-complex="12pt" style:font-style-complex="normal" style:font-weight-complex="bold"/>
    </style:style>
    <style:style style:name="T9" style:family="text">
      <style:text-properties officeooo:rsid="0014c825"/>
    </style:style>
    <style:style style:name="T10" style:family="text">
      <style:text-properties officeooo:rsid="002038f3"/>
    </style:style>
    <style:style style:name="T11" style:family="text">
      <style:text-properties officeooo:rsid="002086f8"/>
    </style:style>
    <style:style style:name="T12" style:family="text">
      <style:text-properties officeooo:rsid="0023c8dc"/>
    </style:style>
    <style:style style:name="T13" style:family="text">
      <style:text-properties officeooo:rsid="002842b3"/>
    </style:style>
    <style:style style:name="T14" style:family="text">
      <style:text-properties officeooo:rsid="002970c4"/>
    </style:style>
    <style:style style:name="T15" style:family="text">
      <style:text-properties officeooo:rsid="002d9906"/>
    </style:style>
    <style:style style:name="T16" style:family="text">
      <style:text-properties officeooo:rsid="002e88ff"/>
    </style:style>
    <style:style style:name="T17" style:family="text">
      <style:text-properties officeooo:rsid="0033cffe"/>
    </style:style>
    <style:style style:name="T18" style:family="text">
      <style:text-properties fo:font-weight="normal" officeooo:rsid="006f4e08" style:font-weight-asian="normal" style:font-weight-complex="normal"/>
    </style:style>
    <style:style style:name="T19" style:family="text">
      <style:text-properties officeooo:rsid="0031d4a8"/>
    </style:style>
    <style:style style:name="T20" style:family="text">
      <style:text-properties officeooo:rsid="00574dc4"/>
    </style:style>
    <style:style style:name="T21" style:family="text">
      <style:text-properties officeooo:rsid="00605b6d"/>
    </style:style>
    <style:style style:name="T22" style:family="text">
      <style:text-properties officeooo:rsid="006f4e08"/>
    </style:style>
    <style:style style:name="T23" style:family="text">
      <style:text-properties fo:font-size="16pt" style:text-underline-style="solid" style:text-underline-width="auto" style:text-underline-color="font-color" officeooo:rsid="0082a7e8" style:font-size-asian="14pt" style:font-size-complex="16pt"/>
    </style:style>
    <style:style style:name="T24"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6">Device Drivers</text:span></text:p>
      <text:p text:style-name="P25"/>
      <text:h text:style-name="P86" text:outline-level="3">Listing Loaded Modules With lsmod</text:h>
      <text:p text:style-name="Text_20_body">In order to see the list of currently loaded Modules, use the lsmod command</text:p>
      <text:p text:style-name="P24"><text:span text:style-name="T8">$</text:span><text:span text:style-name="T5">/sbin/lsmod</text:span></text:p>
      <text:p text:style-name="P2"/>
      <text:h text:style-name="P85" text:outline-level="3">The /lib/modules Directory</text:h>
      <text:list xml:id="list3563293232055498971" text:style-name="L1">
        <text:list-item>
          <text:p text:style-name="P102">Contains the Modules for the different Kernel versions we have installed. </text:p>
        </text:list-item>
        <text:list-item>
          <text:p text:style-name="P102">One directory per Kernel, named after the Kernel's version number. </text:p>
        </text:list-item>
        <text:list-item>
          <text:p text:style-name="P102">Modules are split into directories, based on categories: </text:p>
          <text:list>
            <text:list-item>
              <text:p text:style-name="P102">pcmcia - PCMCIA Drivers, for laptops. </text:p>
            </text:list-item>
            <text:list-item>
              <text:p text:style-name="P102">kernel/net - network-related Modules (firewall, extra protocols support, etc.) </text:p>
            </text:list-item>
            <text:list-item>
              <text:p text:style-name="P102">kernel/drivers - Drivers for various types of Hardware (including network Drivers). </text:p>
            </text:list-item>
            <text:list-item>
              <text:p text:style-name="P102">kernel/fs - file-systems support (ext3, vfat, etc.) </text:p>
            </text:list-item>
            <text:list-item>
              <text:p text:style-name="P95">kernel/arch - Architecture-specific support (e.g. Drivers to handle features of a a specific CPU or motherboard). </text:p>
            </text:list-item>
          </text:list>
        </text:list-item>
      </text:list>
      <text:h text:style-name="Heading_20_2" text:outline-level="2"><text:bookmark text:name="insmod_rmmod"/>Loading And Unloading Kernel Modules - insmod/rmmod</text:h>
      <text:list xml:id="list1442887538159154848" text:style-name="L2">
        <text:list-item>
          <text:p text:style-name="P103">Module loading and unloading may only be performed by root. </text:p>
        </text:list-item>
        <text:list-item>
          <text:p text:style-name="P96">To load a Kernel Module, use the insmod command: </text:p>
          <text:p text:style-name="P109">[root@simey ~]# insmod eeprom</text:p>
        </text:list-item>
      </text:list>
      <text:p text:style-name="P74">Check with lsmod that the Module was indeed loaded. </text:p>
      <text:list xml:id="list2106002358820522147" text:style-name="L3">
        <text:list-item>
          <text:p text:style-name="P97">To un-load a Kernel Module, use the rmmod command: </text:p>
        </text:list-item>
      </text:list>
      <text:p text:style-name="P81">[root@simey ~]# rmmod eeprom</text:p>
      <text:p text:style-name="P84"><text:s text:c="5"/></text:p>
      <text:p text:style-name="P74">Check with lsmod that the Module was indeed un-loaded. </text:p>
      <text:h text:style-name="Heading_20_3" text:outline-level="3"><text:bookmark text:name="depmod_and_modprobe"/>Handling Kernel Module Dependencies - depmod and modprobe</text:h>
      <text:list xml:id="list7406561969637549155" text:style-name="L4">
        <text:list-item>
          <text:p text:style-name="P104">Modules could depend on each other. For example, to load the Module 'lm78', we need to first load 'i2c-core' and 'i2c-proc'. </text:p>
        </text:list-item>
        <text:list-item>
          <text:p text:style-name="P98">The depmod command builds a list of Module dependencies - i.e. for each Module, which other Modules it needs, in order to load. Run it as: </text:p>
          <text:p text:style-name="P110">[root@simey ~]# depmod -a</text:p>
        </text:list-item>
      </text:list>
      <text:p text:style-name="P1">In order to have the system take care of these loading dependencies automatically, load a Module using the modprobe command: </text:p>
      <text:p text:style-name="P81">[root@simey ~]# modprobe lm78</text:p>
      <text:p text:style-name="P84"><text:s text:c="5"/></text:p>
      <text:p text:style-name="P82"><text:soft-page-break/>[root@simey ~]# modprobe -v lm78</text:p>
      <text:h text:style-name="P85" text:outline-level="3">The /etc/modules.conf file</text:h>
      <text:list xml:id="list363202605827913265" text:style-name="L5">
        <text:list-item>
          <text:p text:style-name="P105">Contains 'default' parameters for Modules we use often (e.g. network Drivers, sound cards, etc.) </text:p>
        </text:list-item>
        <text:list-item>
          <text:p text:style-name="P105">commonly used lines: </text:p>
          <text:list>
            <text:list-item>
              <text:p text:style-name="P99">alias - specifies that a given Module (Driver) should be used for a given Hardware Device. example: </text:p>
              <text:p text:style-name="P108"><text:s text:c="10"/><text:span text:style-name="T2">alias eth0 8139too</text:span></text:p>
              <text:p text:style-name="P113"><text:s text:c="10"/></text:p>
            </text:list-item>
            <text:list-item>
              <text:p text:style-name="P99">options - specifies options to supply to a given Module, when it is loaded. example: </text:p>
              <text:p text:style-name="P108"><text:s text:c="9"/><text:span text:style-name="T2"><text:s/>options sb io=0x220 irq=5 dma=1 dma16=0 mpu_io=0x310</text:span></text:p>
              <text:p text:style-name="P111"><text:s text:c="10"/></text:p>
            </text:list-item>
          </text:list>
        </text:list-item>
        <text:list-item>
          <text:p text:style-name="P99"><text:span text:style-name="Emphasis"><text:span text:style-name="T1">Note</text:span></text:span>: module options may also be supplied as parameters to the insmod and modprobe commands. </text:p>
        </text:list-item>
      </text:list>
      <text:h text:style-name="Heading_20_3" text:outline-level="3"><text:bookmark text:name="modinfo"/>Getting Information About A Kernel Module - modinfo</text:h>
      <text:list xml:id="list3158479251394007904" text:style-name="L6">
        <text:list-item>
          <text:p text:style-name="P106">In order to get information about a Module (author, supported options), we may use the modinfo command. </text:p>
        </text:list-item>
        <text:list-item>
          <text:p text:style-name="P100">For example, information about the 'mousedev' Module: </text:p>
          <text:p text:style-name="P112">[choo@simey ~]$ /sbin/modinfo mousedev</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P87" text:outline-level="3"><text:tab/><text:tab/><text:tab/><text:tab/><text:span text:style-name="T4">Programming of Device driver </text:span></text:h>
      <text:p text:style-name="P75"/>
      <text:p text:style-name="P76"><text:a xlink:type="simple" xlink:href="https://www.youtube.com/watch?v=Zn8mEZXr6nE" text:style-name="Internet_20_link" text:visited-style-name="Visited_20_Internet_20_Link">https://www.youtube.com/watch?v=Zn8mEZXr6nE</text:a></text:p>
      <text:p text:style-name="Standard">- <text:span text:style-name="T2">vi ex01_simple_module.c</text:span></text:p>
      <text:p text:style-name="Standard"/>
      <text:p text:style-name="P72">#include &lt;linux/init.h&gt;</text:p>
      <text:p text:style-name="P72">#include &lt;linux/module.h&gt;</text:p>
      <text:p text:style-name="P72"/>
      <text:p text:style-name="P72">/* start function */</text:p>
      <text:p text:style-name="P72">int __init ex01_simple_module_init(void)</text:p>
      <text:p text:style-name="P72">{</text:p>
      <text:p text:style-name="P72"><text:s text:c="4"/>printk(KERN_ALERT "Inside the %s function\n", __FUNCTION__);</text:p>
      <text:p text:style-name="P72"><text:s text:c="4"/>return 0;</text:p>
      <text:p text:style-name="P72">}</text:p>
      <text:p text:style-name="P72"/>
      <text:p text:style-name="P72">/* end function (we can put any name to exit function) */ </text:p>
      <text:p text:style-name="P72">void __exit ex01_simple_module_exit(void)</text:p>
      <text:p text:style-name="P72">{</text:p>
      <text:p text:style-name="P72"><text:s text:c="4"/>printk(KERN_ALERT "Inside the %s function\n", __FUNCTION__);</text:p>
      <text:p text:style-name="P72">}</text:p>
      <text:p text:style-name="P72"/>
      <text:p text:style-name="P72">/* macros calling of function */</text:p>
      <text:p text:style-name="P72">module_init(ex01_simple_module_init);</text:p>
      <text:p text:style-name="P72">module_exit(ex01_simple_module_exit);</text:p>
      <text:p text:style-name="P72">vvdn@vvdn:~/Mayur_shankariya/Training</text:p>
      <text:p text:style-name="Standard"/>
      <text:p text:style-name="Standard">----------------------------------------------------------------------------<text:span text:style-name="T9">­ --------</text:span></text:p>
      <text:p text:style-name="P26">---<text:span text:style-name="T13">&gt;</text:span> <text:span text:style-name="T10">We need to know kernal version</text:span></text:p>
      <text:p text:style-name="P28">$uname -r</text:p>
      <text:p text:style-name="P26"/>
      <text:p text:style-name="P26">---<text:span text:style-name="T13">&gt;</text:span>creat one makefile to <text:span text:style-name="T11">build</text:span> kernal object file</text:p>
      <text:p text:style-name="P26"/>
      <text:p text:style-name="P27">$vi <text:span text:style-name="T17">M</text:span>akefile</text:p>
      <text:p text:style-name="P51"><text:tab/>/* obj-m to generate kernal object file it give object file as same name of this .o <text:s/>file.</text:p>
      <text:p text:style-name="P51"><text:tab/>obj-m := ex01_simple_module.<text:span text:style-name="T12">o</text:span></text:p>
      <text:p text:style-name="P55"/>
      <text:p text:style-name="P55">---<text:span text:style-name="T15">&gt;to run make command</text:span></text:p>
      <text:p text:style-name="P33">$ make -C /lib/modules/$(uname -r)/build M=$PWD modules</text:p>
      <text:p text:style-name="P52"/>
      <text:p text:style-name="P52">---<text:span text:style-name="T13">&gt;</text:span>to insert the module into kernal space</text:p>
      <text:p text:style-name="P29">$sudo insmod ./ex01_simple_module.ko</text:p>
      <text:p text:style-name="P52"/>
      <text:p text:style-name="P52">---<text:span text:style-name="T13">&gt;to show the execution of file</text:span></text:p>
      <text:p text:style-name="P30">$ls /var/log/syslog</text:p>
      <text:p text:style-name="P30">$sudo tail -f /var/log/syslog</text:p>
      <text:p text:style-name="P53"/>
      <text:p text:style-name="P54">---&gt;then open new terminal same pwd</text:p>
      <text:p text:style-name="P31">$sudo insmod ./ <text:span text:style-name="T11">ex01_simple_module.</text:span>ko</text:p>
      <text:p text:style-name="P32">$sudo <text:span text:style-name="T14">rm</text:span>mod ./ <text:span text:style-name="T11">ex01_simple_module.</text:span>ko</text:p>
      <text:p text:style-name="P54"><text:soft-page-break/></text:p>
      <text:p text:style-name="P56">---&gt; to add other module into kernal </text:p>
      <text:p text:style-name="P56">$vi <text:span text:style-name="T17">M</text:span>akefile</text:p>
      <text:p text:style-name="P73"><text:span text:style-name="T2">/*</text:span> <text:s text:c="2"/>‘:’ <text:span text:style-name="T16">it use basically initializaton to obj-m and ‘+=’ is used for add new modules. <text:s text:c="3"/></text:span><text:span text:style-name="T3">*/</text:span></text:p>
      <text:p text:style-name="P34">obj-m := ex01_simple_module.o</text:p>
      <text:p text:style-name="P34">obj-m += ex02_simple_module_init.o</text:p>
      <text:p text:style-name="P34">obj-m += ex03_simple_module_exit.o</text:p>
      <text:p text:style-name="P54"/>
      <text:h text:style-name="P90" text:outline-level="1">Linux Device Drivers Modules from Multiple C Files, MODULE_LICENSE(), __init</text:h>
      <text:p text:style-name="P57">Changes only in makefile whatever had previose section.</text:p>
      <text:p text:style-name="P57"/>
      <text:p text:style-name="P59">$vi Makefile</text:p>
      <text:p text:style-name="P58"><text:s text:c="2"/><text:span text:style-name="T2">obj-m := ex01_simple_module.o</text:span></text:p>
      <text:p text:style-name="P35"><text:s text:c="2"/>obj-m += ex02_simple_module_init.o</text:p>
      <text:p text:style-name="P35"><text:s text:c="2"/>obj-m += ex03_simple_module_exit.o</text:p>
      <text:p text:style-name="P35"><text:s text:c="3"/></text:p>
      <text:p text:style-name="P35"><text:s text:c="2"/>obj-m := ex0203_simple_module.o</text:p>
      <text:p text:style-name="P35"><text:s text:c="11"/>ex0203_simple_module-objs := ex02_simple_module_init.o ex03_simple_module_exit.o</text:p>
      <text:p text:style-name="P35"/>
      <text:p text:style-name="P36">$!make</text:p>
      <text:p text:style-name="P36">$sudo tail -f /var/log/syslog</text:p>
      <text:p text:style-name="P36">another terminal</text:p>
      <text:p text:style-name="P36">$sudo insmod ./ex0203_<text:span text:style-name="T19">simple_module.</text:span>ko</text:p>
      <text:p text:style-name="P36">$sudo rmmod ./ex0203_<text:span text:style-name="T19">simple_module.</text:span>ko</text:p>
      <text:p text:style-name="P36"/>
      <text:p text:style-name="P60"/>
      <text:h text:style-name="P91" text:outline-level="1">Linux Device Drivers Exporting Symbols</text:h>
      <text:p text:style-name="P60"/>
      <text:p text:style-name="P38">$vi ex04_exporting_symbol.c</text:p>
      <text:p text:style-name="P61"/>
      <text:p text:style-name="P62"><text:s/>#include &lt;linux/init.h&gt;</text:p>
      <text:p text:style-name="P62"><text:s/>#include &lt;linux/module.h&gt;</text:p>
      <text:p text:style-name="P62"><text:s/></text:p>
      <text:p text:style-name="P62"><text:s/>int ex04_simple_module_function(void)</text:p>
      <text:p text:style-name="P62"><text:s/>{</text:p>
      <text:p text:style-name="P62"><text:s text:c="4"/>printk(KERN_ALERT "Inside the %s function\n", __FUNCTION__);</text:p>
      <text:p text:style-name="P62"><text:s text:c="4"/>return 0;</text:p>
      <text:p text:style-name="P62"><text:s/>}</text:p>
      <text:p text:style-name="P62"><text:s text:c="2"/></text:p>
      <text:p text:style-name="P62"><text:s/>EXPORT_SYMBOL(ex04_simple_module_function);</text:p>
      <text:p text:style-name="P62"><text:s/></text:p>
      <text:p text:style-name="P62"><text:s/>int __init ex04_simple_module_init(void)</text:p>
      <text:p text:style-name="P62"><text:s/>{</text:p>
      <text:p text:style-name="P62"><text:s text:c="6"/>printk(KERN_ALERT "Inside the %s function\n", __FUNCTION__);</text:p>
      <text:p text:style-name="P62"><text:s text:c="6"/>return 0;</text:p>
      <text:p text:style-name="P62"><text:s text:c="2"/>}</text:p>
      <text:p text:style-name="P63"><text:s/></text:p>
      <text:p text:style-name="P63"><text:soft-page-break/></text:p>
      <text:p text:style-name="P62"><text:s text:c="2"/>/* end function (we can put any name to exit function) */</text:p>
      <text:p text:style-name="P62"><text:s text:c="2"/>void __exit ex04_simple_module_exit(void)</text:p>
      <text:p text:style-name="P62"><text:s text:c="2"/>{</text:p>
      <text:p text:style-name="P62"><text:s text:c="6"/>printk(KERN_ALERT "Inside the %s function\n", __FUNCTION__);</text:p>
      <text:p text:style-name="P62"><text:s text:c="2"/>}</text:p>
      <text:p text:style-name="P62"><text:s text:c="2"/></text:p>
      <text:p text:style-name="P62"><text:s text:c="2"/>/* macros calling of function */</text:p>
      <text:p text:style-name="P62"><text:s text:c="2"/>module_init(ex04_simple_module_init);</text:p>
      <text:p text:style-name="P62"><text:s text:c="2"/>module_exit(ex04_simple_module_exit);</text:p>
      <text:p text:style-name="P62"/>
      <text:p text:style-name="P37">$vi ex04_using_symbol.c</text:p>
      <text:p text:style-name="P37"/>
      <text:p text:style-name="P64">#include &lt;linux/init.h&gt;</text:p>
      <text:p text:style-name="P64">#include &lt;linux/module.h&gt;</text:p>
      <text:p text:style-name="P64"/>
      <text:p text:style-name="P64">int ex04_simple_module_function(void);</text:p>
      <text:p text:style-name="P64"/>
      <text:p text:style-name="P64">int ex04_simple_module_init(void)</text:p>
      <text:p text:style-name="P64">{</text:p>
      <text:p text:style-name="P64"><text:s text:c="4"/>printk(KERN_ALERT "Inside the %s function\n", __FUNCTION__);</text:p>
      <text:p text:style-name="P64"><text:s text:c="4"/>ex04_simple_module_function();</text:p>
      <text:p text:style-name="P64"/>
      <text:p text:style-name="P64"><text:s text:c="4"/>return 0;</text:p>
      <text:p text:style-name="P64">}</text:p>
      <text:p text:style-name="P64"/>
      <text:p text:style-name="P64">void ex04_simple_module_exit(void)</text:p>
      <text:p text:style-name="P64">{</text:p>
      <text:p text:style-name="P64"><text:s text:c="4"/>printk(KERN_ALERT "Inside the %s function\n", __FUNCTION__);</text:p>
      <text:p text:style-name="P64">}</text:p>
      <text:p text:style-name="P64"/>
      <text:p text:style-name="P64">module_init(ex04_simple_module_init);</text:p>
      <text:p text:style-name="P64">module_exit(ex04_simple_module_exit);</text:p>
      <text:p text:style-name="P64"/>
      <text:p text:style-name="P39">$vi Makefile</text:p>
      <text:p text:style-name="P65">obj-m := ex01_simple_module.o</text:p>
      <text:p text:style-name="P65">obj-m += ex02_simple_module_init.o</text:p>
      <text:p text:style-name="P65">obj-m += ex03_simple_module_exit.o</text:p>
      <text:p text:style-name="P65"/>
      <text:p text:style-name="P65">#to add multiple .o file</text:p>
      <text:p text:style-name="P65">obj-m := ex0203_simple_module.o</text:p>
      <text:p text:style-name="P65"><text:s text:c="8"/>ex0203_simple_module-objs := ex02_simple_module_init.o ex03_simple_module_exit.o</text:p>
      <text:p text:style-name="P65"/>
      <text:p text:style-name="P65">obj-m := ex04_exporting_symbol.o</text:p>
      <text:p text:style-name="P65">obj-m += ex04_using_symbol.o</text:p>
      <text:p text:style-name="P65"/>
      <text:p text:style-name="P40">$make -C /lib/modules/$(uname -r)/build M=$PWD clean</text:p>
      <text:p text:style-name="P40">$make -C /lib/modules/$(uname -r)/build M=$PWD modules</text:p>
      <text:p text:style-name="P41">$!make</text:p>
      <text:p text:style-name="P43">$sudo tail -f var/log/syslog<text:span text:style-name="T21">Write an advanced Makefile which includes all the above concepts for</text:span></text:p>
      <text:p text:style-name="P44">Employee database program (codebase should be as like project directory</text:p>
      <text:p text:style-name="P44"><text:soft-page-break/>structure)</text:p>
      <text:p text:style-name="P41">another terminal</text:p>
      <text:p text:style-name="P41">$sudo insmod ./ex04_exporting_symbol.c</text:p>
      <text:p text:style-name="P41">$sudo insmod ./ex04_using_symbol.c</text:p>
      <text:p text:style-name="P42">$sudo <text:span text:style-name="T20">rm</text:span>mod ./ex04_exporting_symbol.c</text:p>
      <text:p text:style-name="P42"/>
      <text:h text:style-name="P89" text:outline-level="1">Linux Device Drivers Simple Character Driver</text:h>
      <text:p text:style-name="P69"><text:a xlink:type="simple" xlink:href="https://www.youtube.com/watch?v=E_xrzGlHbac" text:style-name="Internet_20_link" text:visited-style-name="Visited_20_Internet_20_Link">https://www.youtube.com/watch?v=E_xrzGlHbac</text:a></text:p>
      <text:p text:style-name="P69"/>
      <text:p text:style-name="P45">$vi ex07_simple_char_drv.c</text:p>
      <text:p text:style-name="P45">/* <text:span text:style-name="T18">to show file_operations structure</text:span><text:span text:style-name="T22"> <text:s/>*/</text:span></text:p>
      <text:p text:style-name="P46">$vim /lib/modules/$(uname -r)/ build/include/linux/fs.h</text:p>
      <text:p text:style-name="P47">$vi Makefile</text:p>
      <text:p text:style-name="P66">obj-m := ex07_simple_char_drv.o</text:p>
      <text:p text:style-name="P66"/>
      <text:p text:style-name="P47">$ make -C /lib/modules/$(uname -r)/build M=$PWD modules</text:p>
      <text:p text:style-name="P67">to show our driver</text:p>
      <text:p text:style-name="P48">$ cat /proc/devices</text:p>
      <text:p text:style-name="P68">to change permission</text:p>
      <text:p text:style-name="P49">$sudo mknod -m 666 /dev/simple_char_device c 240 0</text:p>
      <text:p text:style-name="P68">to show permission has changed or not</text:p>
      <text:p text:style-name="P49">$ls -l /dev/simple_char_device</text:p>
      <text:p text:style-name="P49">$sudo tail <text:s/>-f /var/log/syslog</text:p>
      <text:p text:style-name="P68">another terminal</text:p>
      <text:p text:style-name="P49">$ cat /dev/simple_char_device</text:p>
      <text:p text:style-name="P49">$echo “testing” &gt; /dev/simple_char_device</text:p>
      <text:p text:style-name="P49"/>
      <text:p text:style-name="P49"/>
      <text:p text:style-name="P50"><text:s/><text:tab/><text:tab/><text:span text:style-name="T23">DYNAMIC MEMORY ALLOCATION TO KERNEL</text:span></text:p>
      <text:p text:style-name="P49"/>
      <text:p text:style-name="P70"><text:a xlink:type="simple" xlink:href="http://www.roman10.net/2011/07/29/linux-kernel-programmingmemory-allocation/" text:style-name="Internet_20_link" text:visited-style-name="Visited_20_Internet_20_Link">http://www.roman10.net/2011/07/29/linux-kernel-programmingmemory-allocation/</text:a></text:p>
      <text:p text:style-name="P70"/>
      <text:p text:style-name="P78">There’re two functions available to allocate memory from heap in Linux kernel process,</text:p>
      <text:p text:style-name="Text_20_body"><text:span text:style-name="Emphasis">1. vmalloc</text:span></text:p>
      <text:p text:style-name="Text_20_body">The vmalloc function is defined in /lib/modules/$(uname -r)/build/include/linux/vmalloc.h as below,</text:p>
      <text:p text:style-name="Quotations">void *vmalloc(unsigned long size);</text:p>
      <text:p text:style-name="Text_20_body">It’s Linux kernel’s version of malloc() function, which is used in user space. Like malloc, the function allocates virtually contiguous memory that may or may not physically contiguous. </text:p>
      <text:p text:style-name="Text_20_body">To free the memory space allocated by vmalloc, one simply call vfree(), which is defined as,</text:p>
      <text:p text:style-name="Quotations">void vfree(const void *addr);</text:p>
      <text:p text:style-name="Text_20_body"><text:span text:style-name="Emphasis">2. kmalloc</text:span></text:p>
      <text:p text:style-name="Text_20_body"><text:soft-page-break/>The most commonly used memory allocation function in kernel is kmalloc, which is defined in /lib/modules/$(uname -r)/build/include/linux/slab.h as below,</text:p>
      <text:p text:style-name="Quotations">void * kmalloc(size_t size, int flags);</text:p>
      <text:p text:style-name="Text_20_body">kmalloc allocates a region of physically contiguous (also virtually contiguous) memory and return the pointer to the allocated memory. It returns NULL when the operation fails. </text:p>
      <text:p text:style-name="Text_20_body">The behavior of kmalloc is dependent on the second parameter flags. Here only the two most popular flags are introduced,</text:p>
      <text:p text:style-name="Text_20_body"><text:span text:style-name="Strong_20_Emphasis"><text:span text:style-name="Emphasis">GFP_KERNEL</text:span></text:span>: this flag indicates a normal kernel memory allocation. The kernel might block the requesting code, free up enough memory and then continue the allocation. It cannot be used in places where sleep is not allowed. </text:p>
      <text:p text:style-name="Text_20_body"><text:span text:style-name="Strong_20_Emphasis"><text:span text:style-name="Emphasis">GFP_ATOMIC</text:span></text:span>: this flag indicates the kmalloc function is atomic operation. Atomic operation means the function is performed entirely or not performed at all. It cannot block at the middle of execution. As the kernel cannot jump out of the allocation and free up memory to satisfy the function request, this function has a higher chance of failure with this flag passed in. </text:p>
      <text:p text:style-name="Text_20_body">There’re several other flags, for example, GFP_DMA for allocation of memory space capable of undergoing Direct Memory Access. For more information, one can refer the links provided in the references section. </text:p>
      <text:p text:style-name="Text_20_body">To free up the memory allocated by kmalloc, one can use kfree defined as below,</text:p>
      <text:p text:style-name="Quotations">void kfree(const void *objp);</text:p>
      <text:p text:style-name="Text_20_body"><text:span text:style-name="Emphasis">3. vmalloc VS kmalloc</text:span></text:p>
      <text:p text:style-name="Text_20_body">vmalloc allocates virtually contiguous memory space (not necessarily physically contiguous), while kmalloc allocates physically contiguous memory (also virtually contiguous). Most of the memory allocations in Linux kernel are done using kmalloc, due to the following reasons:</text:p>
      <text:list xml:id="list6663027523569458096" text:style-name="L7">
        <text:list-item>
          <text:p text:style-name="P107">On many architectures, hardware devices don’t understand virtual address. Therefore, their device drivers can only allocate memory using kmalloc. </text:p>
        </text:list-item>
        <text:list-item>
          <text:p text:style-name="P101">kmalloc has better performance in most cases because physically contiguous memory region is more efficient than virtually contiguous memory. The reason behind this is not covered here, interested readers can search for Linux memory management articles. </text:p>
        </text:list-item>
      </text:list>
      <text:p text:style-name="Text_20_body">But when a large chunk of memory is needed, vmalloc is used often as it doesn’t require physically contiguous memory and the kernel can satisfy the request with much less effort than using kmalloc. </text:p>
      <text:p text:style-name="P71"><text:tab/><text:tab/><text:tab/></text:p>
      <text:p text:style-name="P71"><text:tab/><text:tab/><text:tab/><text:span text:style-name="T7">seq_file <text:s/>interface</text:span></text:p>
      <text:p text:style-name="P83"/>
      <text:p text:style-name="P83">The seq_file interface</text:p>
      <text:p text:style-name="Preformatted_20_Text"/>
      <text:p text:style-name="Preformatted_20_Text"><text:s text:c="8"/>Copyright 2003 Jonathan Corbet &lt;corbet@lwn.net&gt;</text:p>
      <text:p text:style-name="Preformatted_20_Text"><text:s text:c="8"/>This file is originally from the LWN.net Driver Porting series at</text:p>
      <text:p text:style-name="Preformatted_20_Text"><text:s text:c="8"/>http://lwn.net/Articles/driver-porting/</text:p>
      <text:p text:style-name="Preformatted_20_Text"/>
      <text:p text:style-name="Preformatted_20_Text"/>
      <text:p text:style-name="Preformatted_20_Text"><text:soft-page-break/>There are numerous ways for a device driver (or other kernel component) to</text:p>
      <text:p text:style-name="Preformatted_20_Text">provide information to the user or system administrator. <text:s/>One useful</text:p>
      <text:p text:style-name="Preformatted_20_Text">technique is the creation of virtual files, in debugfs, /proc or elsewhere.</text:p>
      <text:p text:style-name="Preformatted_20_Text">Virtual files can provide human-readable output that is easy to get at</text:p>
      <text:p text:style-name="Preformatted_20_Text">without any special utility programs; they can also make life easier for</text:p>
      <text:p text:style-name="Preformatted_20_Text">script writers. It is not surprising that the use of virtual files has</text:p>
      <text:p text:style-name="Preformatted_20_Text">grown over the years.</text:p>
      <text:p text:style-name="Preformatted_20_Text"/>
      <text:p text:style-name="Preformatted_20_Text">Creating those files correctly has always been a bit of a challenge,</text:p>
      <text:p text:style-name="Preformatted_20_Text">however. It is not that hard to make a virtual file which returns a</text:p>
      <text:p text:style-name="Preformatted_20_Text">string. But life gets trickier if the output is long - anything greater</text:p>
      <text:p text:style-name="Preformatted_20_Text">than an application is likely to read in a single operation. <text:s/>Handling</text:p>
      <text:p text:style-name="Preformatted_20_Text">multiple reads (and seeks) requires careful attention to the reader's</text:p>
      <text:p text:style-name="Preformatted_20_Text">position within the virtual file - that position is, likely as not, in the</text:p>
      <text:p text:style-name="Preformatted_20_Text">middle of a line of output. The kernel has traditionally had a number of</text:p>
      <text:p text:style-name="Preformatted_20_Text">implementations that got this wrong.</text:p>
      <text:p text:style-name="Preformatted_20_Text"/>
      <text:p text:style-name="Preformatted_20_Text">The 2.6 kernel contains a set of functions (implemented by Alexander Viro)</text:p>
      <text:p text:style-name="Preformatted_20_Text">which are designed to make it easy for virtual file creators to get it</text:p>
      <text:p text:style-name="Preformatted_20_Text">right.</text:p>
      <text:p text:style-name="Preformatted_20_Text"/>
      <text:p text:style-name="Preformatted_20_Text">The seq_file interface is available via &lt;linux/seq_file.h&gt;. There are</text:p>
      <text:p text:style-name="Preformatted_20_Text">three aspects to seq_file:</text:p>
      <text:p text:style-name="Preformatted_20_Text"/>
      <text:p text:style-name="Preformatted_20_Text"><text:s text:c="5"/>* An iterator interface which lets a virtual file implementation</text:p>
      <text:p text:style-name="Preformatted_20_Text"><text:s text:c="7"/>step through the objects it is presenting.</text:p>
      <text:p text:style-name="Preformatted_20_Text"/>
      <text:p text:style-name="Preformatted_20_Text"><text:s text:c="5"/>* Some utility functions for formatting objects for output without</text:p>
      <text:p text:style-name="Preformatted_20_Text"><text:s text:c="7"/>needing to worry about things like output buffers.</text:p>
      <text:p text:style-name="Preformatted_20_Text"/>
      <text:p text:style-name="Preformatted_20_Text"><text:s text:c="5"/>* A set of canned file_operations which implement most operations on</text:p>
      <text:p text:style-name="Preformatted_20_Text"><text:s text:c="7"/>the virtual file.</text:p>
      <text:p text:style-name="Preformatted_20_Text"/>
      <text:p text:style-name="Preformatted_20_Text">We'll look at the seq_file interface via an extremely simple example: a</text:p>
      <text:p text:style-name="Preformatted_20_Text">loadable module which creates a file called /proc/sequence. The file, when</text:p>
      <text:p text:style-name="Preformatted_20_Text">read, simply produces a set of increasing integer values, one per line. The</text:p>
      <text:p text:style-name="Preformatted_20_Text">sequence will continue until the user loses patience and finds something</text:p>
      <text:p text:style-name="Preformatted_20_Text">better to do. The file is seekable, in that one can do something like the</text:p>
      <text:p text:style-name="Preformatted_20_Text">following:</text:p>
      <text:p text:style-name="Preformatted_20_Text"/>
      <text:p text:style-name="Preformatted_20_Text"><text:s text:c="4"/>dd if=/proc/sequence of=out1 count=1</text:p>
      <text:p text:style-name="Preformatted_20_Text"><text:s text:c="4"/>dd if=/proc/sequence skip=1 of=out2 count=1</text:p>
      <text:p text:style-name="Preformatted_20_Text"/>
      <text:p text:style-name="Preformatted_20_Text">Then concatenate the output files out1 and out2 and get the right</text:p>
      <text:p text:style-name="Preformatted_20_Text">result. Yes, it is a thoroughly useless module, but the point is to show</text:p>
      <text:p text:style-name="Preformatted_20_Text">how the mechanism works without getting lost in other details. <text:s/>(Those</text:p>
      <text:p text:style-name="Preformatted_20_Text">wanting to see the full source for this module can find it at</text:p>
      <text:p text:style-name="Preformatted_20_Text">http://lwn.net/Articles/22359/).</text:p>
      <text:p text:style-name="Preformatted_20_Text"/>
      <text:p text:style-name="Preformatted_20_Text">Deprecated create_proc_entry</text:p>
      <text:p text:style-name="Preformatted_20_Text"/>
      <text:p text:style-name="Preformatted_20_Text">Note that the above article uses create_proc_entry which was removed in</text:p>
      <text:p text:style-name="Preformatted_20_Text">kernel 3.10. Current versions require the following update</text:p>
      <text:p text:style-name="Preformatted_20_Text"/>
      <text:p text:style-name="Preformatted_20_Text">- <text:s text:c="6"/>entry = create_proc_entry("sequence", 0, NULL);</text:p>
      <text:p text:style-name="Preformatted_20_Text">- <text:s text:c="6"/>if (entry)</text:p>
      <text:p text:style-name="Preformatted_20_Text">- <text:s text:c="14"/>entry-&gt;proc_fops = &amp;ct_file_ops;</text:p>
      <text:p text:style-name="Preformatted_20_Text">+ <text:s text:c="6"/>entry = proc_create("sequence", 0, NULL, &amp;ct_file_ops);</text:p>
      <text:p text:style-name="Preformatted_20_Text"/>
      <text:p text:style-name="Preformatted_20_Text">The iterator interface</text:p>
      <text:p text:style-name="Preformatted_20_Text"/>
      <text:p text:style-name="Preformatted_20_Text">Modules implementing a virtual file with seq_file must implement a simple</text:p>
      <text:p text:style-name="Preformatted_20_Text">iterator object that allows stepping through the data of interest.</text:p>
      <text:p text:style-name="Preformatted_20_Text">Iterators must be able to move to a specific position - like the file they</text:p>
      <text:p text:style-name="Preformatted_20_Text"><text:soft-page-break/>implement - but the interpretation of that position is up to the iterator</text:p>
      <text:p text:style-name="Preformatted_20_Text">itself. A seq_file implementation that is formatting firewall rules, for</text:p>
      <text:p text:style-name="Preformatted_20_Text">example, could interpret position N as the Nth rule in the chain.</text:p>
      <text:p text:style-name="Preformatted_20_Text">Positioning can thus be done in whatever way makes the most sense for the</text:p>
      <text:p text:style-name="Preformatted_20_Text">generator of the data, which need not be aware of how a position translates</text:p>
      <text:p text:style-name="Preformatted_20_Text">to an offset in the virtual file. The one obvious exception is that a</text:p>
      <text:p text:style-name="Preformatted_20_Text">position of zero should indicate the beginning of the file.</text:p>
      <text:p text:style-name="Preformatted_20_Text"/>
      <text:p text:style-name="Preformatted_20_Text">The /proc/sequence iterator just uses the count of the next number it</text:p>
      <text:p text:style-name="Preformatted_20_Text">will output as its position.</text:p>
      <text:p text:style-name="Preformatted_20_Text"/>
      <text:p text:style-name="Preformatted_20_Text">Four functions must be implemented to make the iterator work. The first,</text:p>
      <text:p text:style-name="Preformatted_20_Text">called start() takes a position as an argument and returns an iterator</text:p>
      <text:p text:style-name="Preformatted_20_Text">which will start reading at that position. For our simple sequence example,</text:p>
      <text:p text:style-name="Preformatted_20_Text">the start() function looks like:</text:p>
      <text:p text:style-name="Preformatted_20_Text"/>
      <text:p text:style-name="Preformatted_20_Text"><text:s text:c="8"/>static void *ct_seq_start(struct seq_file *s, loff_t *pos)</text:p>
      <text:p text:style-name="Preformatted_20_Text"><text:s text:c="8"/>{</text:p>
      <text:p text:style-name="Preformatted_20_Text"><text:s text:c="16"/>loff_t *spos = kmalloc(sizeof(loff_t), GFP_KERNEL);</text:p>
      <text:p text:style-name="Preformatted_20_Text"><text:s text:c="16"/>if (! spos)</text:p>
      <text:p text:style-name="Preformatted_20_Text"><text:s text:c="24"/>return NULL;</text:p>
      <text:p text:style-name="Preformatted_20_Text"><text:s text:c="16"/>*spos = *pos;</text:p>
      <text:p text:style-name="Preformatted_20_Text"><text:s text:c="16"/>return spos;</text:p>
      <text:p text:style-name="Preformatted_20_Text"><text:s text:c="8"/>}</text:p>
      <text:p text:style-name="Preformatted_20_Text"/>
      <text:p text:style-name="Preformatted_20_Text">The entire data structure for this iterator is a single loff_t value</text:p>
      <text:p text:style-name="Preformatted_20_Text">holding the current position. There is no upper bound for the sequence</text:p>
      <text:p text:style-name="Preformatted_20_Text">iterator, but that will not be the case for most other seq_file</text:p>
      <text:p text:style-name="Preformatted_20_Text">implementations; in most cases the start() function should check for a</text:p>
      <text:p text:style-name="Preformatted_20_Text">"past end of file" condition and return NULL if need be.</text:p>
      <text:p text:style-name="Preformatted_20_Text"/>
      <text:p text:style-name="Preformatted_20_Text">For more complicated applications, the private field of the seq_file</text:p>
      <text:p text:style-name="Preformatted_20_Text">structure can be used. There is also a special value which can be returned</text:p>
      <text:p text:style-name="Preformatted_20_Text">by the start() function called SEQ_START_TOKEN; it can be used if you wish</text:p>
      <text:p text:style-name="Preformatted_20_Text">to instruct your show() function (described below) to print a header at the</text:p>
      <text:p text:style-name="Preformatted_20_Text">top of the output. SEQ_START_TOKEN should only be used if the offset is</text:p>
      <text:p text:style-name="Preformatted_20_Text">zero, however.</text:p>
      <text:p text:style-name="Preformatted_20_Text"/>
      <text:p text:style-name="Preformatted_20_Text">The next function to implement is called, amazingly, next(); its job is to</text:p>
      <text:p text:style-name="Preformatted_20_Text">move the iterator forward to the next position in the sequence. <text:s/>The</text:p>
      <text:p text:style-name="Preformatted_20_Text">example module can simply increment the position by one; more useful</text:p>
      <text:p text:style-name="Preformatted_20_Text">modules will do what is needed to step through some data structure. The</text:p>
      <text:p text:style-name="Preformatted_20_Text">next() function returns a new iterator, or NULL if the sequence is</text:p>
      <text:p text:style-name="Preformatted_20_Text">complete. Here's the example version:</text:p>
      <text:p text:style-name="Preformatted_20_Text"/>
      <text:p text:style-name="Preformatted_20_Text"><text:s text:c="8"/>static void *ct_seq_next(struct seq_file *s, void *v, loff_t *pos)</text:p>
      <text:p text:style-name="Preformatted_20_Text"><text:s text:c="8"/>{</text:p>
      <text:p text:style-name="Preformatted_20_Text"><text:s text:c="16"/>loff_t *spos = v;</text:p>
      <text:p text:style-name="Preformatted_20_Text"><text:s text:c="16"/>*pos = ++*spos;</text:p>
      <text:p text:style-name="Preformatted_20_Text"><text:s text:c="16"/>return spos;</text:p>
      <text:p text:style-name="Preformatted_20_Text"><text:s text:c="8"/>}</text:p>
      <text:p text:style-name="Preformatted_20_Text"/>
      <text:p text:style-name="Preformatted_20_Text">The stop() function is called when iteration is complete; its job, of</text:p>
      <text:p text:style-name="Preformatted_20_Text">course, is to clean up. If dynamic memory is allocated for the iterator,</text:p>
      <text:p text:style-name="Preformatted_20_Text">stop() is the place to free it.</text:p>
      <text:p text:style-name="Preformatted_20_Text"/>
      <text:p text:style-name="Preformatted_20_Text"><text:s text:c="8"/>static void ct_seq_stop(struct seq_file *s, void *v)</text:p>
      <text:p text:style-name="Preformatted_20_Text"><text:s text:c="8"/>{</text:p>
      <text:p text:style-name="Preformatted_20_Text"><text:s text:c="16"/>kfree(v);</text:p>
      <text:p text:style-name="Preformatted_20_Text"><text:s text:c="8"/>}</text:p>
      <text:p text:style-name="Preformatted_20_Text"/>
      <text:p text:style-name="Preformatted_20_Text">Finally, the show() function should format the object currently pointed to</text:p>
      <text:p text:style-name="Preformatted_20_Text">by the iterator for output. <text:s/>The example module's show() function is:</text:p>
      <text:p text:style-name="Preformatted_20_Text"/>
      <text:p text:style-name="Preformatted_20_Text"><text:soft-page-break/><text:s text:c="8"/>static int ct_seq_show(struct seq_file *s, void *v)</text:p>
      <text:p text:style-name="Preformatted_20_Text"><text:s text:c="8"/>{</text:p>
      <text:p text:style-name="Preformatted_20_Text"><text:s text:c="16"/>loff_t *spos = v;</text:p>
      <text:p text:style-name="Preformatted_20_Text"><text:s text:c="16"/>seq_printf(s, "%lld\n", (long long)*spos);</text:p>
      <text:p text:style-name="Preformatted_20_Text"><text:s text:c="16"/>return 0;</text:p>
      <text:p text:style-name="Preformatted_20_Text"><text:s text:c="8"/>}</text:p>
      <text:p text:style-name="Preformatted_20_Text"/>
      <text:p text:style-name="Preformatted_20_Text">If all is well, the show() function should return zero. <text:s/>A negative error</text:p>
      <text:p text:style-name="Preformatted_20_Text">code in the usual manner indicates that something went wrong; it will be</text:p>
      <text:p text:style-name="Preformatted_20_Text">passed back to user space. <text:s/>This function can also return SEQ_SKIP, which</text:p>
      <text:p text:style-name="Preformatted_20_Text">causes the current item to be skipped; if the show() function has already</text:p>
      <text:p text:style-name="Preformatted_20_Text">generated output before returning SEQ_SKIP, that output will be dropped.</text:p>
      <text:p text:style-name="Preformatted_20_Text"/>
      <text:p text:style-name="Preformatted_20_Text">We will look at seq_printf() in a moment. But first, the definition of the</text:p>
      <text:p text:style-name="Preformatted_20_Text">seq_file iterator is finished by creating a seq_operations structure with</text:p>
      <text:p text:style-name="Preformatted_20_Text">the four functions we have just defined:</text:p>
      <text:p text:style-name="Preformatted_20_Text"/>
      <text:p text:style-name="Preformatted_20_Text"><text:s text:c="8"/>static const struct seq_operations ct_seq_ops = {</text:p>
      <text:p text:style-name="Preformatted_20_Text"><text:s text:c="16"/>.start = ct_seq_start,</text:p>
      <text:p text:style-name="Preformatted_20_Text"><text:s text:c="16"/>.next <text:s/>= ct_seq_next,</text:p>
      <text:p text:style-name="Preformatted_20_Text"><text:s text:c="16"/>.stop <text:s/>= ct_seq_stop,</text:p>
      <text:p text:style-name="Preformatted_20_Text"><text:s text:c="16"/>.show <text:s/>= ct_seq_show</text:p>
      <text:p text:style-name="Preformatted_20_Text"><text:s text:c="8"/>};</text:p>
      <text:p text:style-name="Preformatted_20_Text"/>
      <text:p text:style-name="Preformatted_20_Text">This structure will be needed to tie our iterator to the /proc file in</text:p>
      <text:p text:style-name="Preformatted_20_Text">a little bit.</text:p>
      <text:p text:style-name="Preformatted_20_Text"/>
      <text:p text:style-name="Preformatted_20_Text">It's worth noting that the iterator value returned by start() and</text:p>
      <text:p text:style-name="Preformatted_20_Text">manipulated by the other functions is considered to be completely opaque by</text:p>
      <text:p text:style-name="Preformatted_20_Text">the seq_file code. It can thus be anything that is useful in stepping</text:p>
      <text:p text:style-name="Preformatted_20_Text">through the data to be output. Counters can be useful, but it could also be</text:p>
      <text:p text:style-name="Preformatted_20_Text">a direct pointer into an array or linked list. Anything goes, as long as</text:p>
      <text:p text:style-name="Preformatted_20_Text">the programmer is aware that things can happen between calls to the</text:p>
      <text:p text:style-name="Preformatted_20_Text">iterator function. However, the seq_file code (by design) will not sleep</text:p>
      <text:p text:style-name="Preformatted_20_Text">between the calls to start() and stop(), so holding a lock during that time</text:p>
      <text:p text:style-name="Preformatted_20_Text">is a reasonable thing to do. The seq_file code will also avoid taking any</text:p>
      <text:p text:style-name="Preformatted_20_Text">other locks while the iterator is active.</text:p>
      <text:p text:style-name="Preformatted_20_Text"/>
      <text:p text:style-name="Preformatted_20_Text"/>
      <text:p text:style-name="Preformatted_20_Text">Formatted output</text:p>
      <text:p text:style-name="Preformatted_20_Text"/>
      <text:p text:style-name="Preformatted_20_Text">The seq_file code manages positioning within the output created by the</text:p>
      <text:p text:style-name="Preformatted_20_Text">iterator and getting it into the user's buffer. But, for that to work, that</text:p>
      <text:p text:style-name="Preformatted_20_Text">output must be passed to the seq_file code. Some utility functions have</text:p>
      <text:p text:style-name="Preformatted_20_Text">been defined which make this task easy.</text:p>
      <text:p text:style-name="Preformatted_20_Text"/>
      <text:p text:style-name="Preformatted_20_Text">Most code will simply use seq_printf(), which works pretty much like</text:p>
      <text:p text:style-name="Preformatted_20_Text">printk(), but which requires the seq_file pointer as an argument.</text:p>
      <text:p text:style-name="Preformatted_20_Text"/>
      <text:p text:style-name="Preformatted_20_Text">For straight character output, the following functions may be used:</text:p>
      <text:p text:style-name="Preformatted_20_Text"/>
      <text:p text:style-name="Preformatted_20_Text"><text:s text:c="8"/>seq_putc(struct seq_file *m, char c);</text:p>
      <text:p text:style-name="Preformatted_20_Text"><text:s text:c="8"/>seq_puts(struct seq_file *m, const char *s);</text:p>
      <text:p text:style-name="Preformatted_20_Text"><text:s text:c="8"/>seq_escape(struct seq_file *m, const char *s, const char *esc);</text:p>
      <text:p text:style-name="Preformatted_20_Text"/>
      <text:p text:style-name="Preformatted_20_Text">The first two output a single character and a string, just like one would</text:p>
      <text:p text:style-name="Preformatted_20_Text">expect. seq_escape() is like seq_puts(), except that any character in s</text:p>
      <text:p text:style-name="Preformatted_20_Text">which is in the string esc will be represented in octal form in the output.</text:p>
      <text:p text:style-name="Preformatted_20_Text"/>
      <text:p text:style-name="Preformatted_20_Text">There are also a pair of functions for printing filenames:</text:p>
      <text:p text:style-name="Preformatted_20_Text"/>
      <text:p text:style-name="Preformatted_20_Text"><text:s text:c="8"/>int seq_path(struct seq_file *m, const struct path *path,</text:p>
      <text:p text:style-name="Preformatted_20_Text"><text:s text:c="21"/>const char *esc);</text:p>
      <text:p text:style-name="Preformatted_20_Text"><text:s text:c="8"/>int seq_path_root(struct seq_file *m, const struct path *path,</text:p>
      <text:p text:style-name="Preformatted_20_Text"><text:soft-page-break/><text:s text:c="26"/>const struct path *root, const char *esc)</text:p>
      <text:p text:style-name="Preformatted_20_Text"/>
      <text:p text:style-name="Preformatted_20_Text">Here, path indicates the file of interest, and esc is a set of characters</text:p>
      <text:p text:style-name="Preformatted_20_Text">which should be escaped in the output. <text:s/>A call to seq_path() will output</text:p>
      <text:p text:style-name="Preformatted_20_Text">the path relative to the current process's filesystem root. <text:s/>If a different</text:p>
      <text:p text:style-name="Preformatted_20_Text">root is desired, it can be used with seq_path_root(). <text:s/>If it turns out that</text:p>
      <text:p text:style-name="Preformatted_20_Text">path cannot be reached from root, seq_path_root() returns SEQ_SKIP.</text:p>
      <text:p text:style-name="Preformatted_20_Text"/>
      <text:p text:style-name="Preformatted_20_Text">A function producing complicated output may want to check</text:p>
      <text:p text:style-name="Preformatted_20_Text"><text:s text:c="8"/>bool seq_has_overflowed(struct seq_file *m);</text:p>
      <text:p text:style-name="Preformatted_20_Text">and avoid further seq_&lt;output&gt; calls if true is returned.</text:p>
      <text:p text:style-name="Preformatted_20_Text"/>
      <text:p text:style-name="Preformatted_20_Text">A true return from seq_has_overflowed means that the seq_file buffer will</text:p>
      <text:p text:style-name="Preformatted_20_Text">be discarded and the seq_show function will attempt to allocate a larger</text:p>
      <text:p text:style-name="Preformatted_20_Text">buffer and retry printing.</text:p>
      <text:p text:style-name="Preformatted_20_Text"/>
      <text:p text:style-name="Preformatted_20_Text"/>
      <text:p text:style-name="Preformatted_20_Text">Making it all work</text:p>
      <text:p text:style-name="Preformatted_20_Text"/>
      <text:p text:style-name="Preformatted_20_Text">So far, we have a nice set of functions which can produce output within the</text:p>
      <text:p text:style-name="Preformatted_20_Text">seq_file system, but we have not yet turned them into a file that a user</text:p>
      <text:p text:style-name="Preformatted_20_Text">can see. Creating a file within the kernel requires, of course, the</text:p>
      <text:p text:style-name="Preformatted_20_Text">creation of a set of file_operations which implement the operations on that</text:p>
      <text:p text:style-name="Preformatted_20_Text">file. The seq_file interface provides a set of canned operations which do</text:p>
      <text:p text:style-name="Preformatted_20_Text">most of the work. The virtual file author still must implement the open()</text:p>
      <text:p text:style-name="Preformatted_20_Text">method, however, to hook everything up. The open function is often a single</text:p>
      <text:p text:style-name="Preformatted_20_Text">line, as in the example module:</text:p>
      <text:p text:style-name="Preformatted_20_Text"/>
      <text:p text:style-name="Preformatted_20_Text"><text:s text:c="8"/>static int ct_open(struct inode *inode, struct file *file)</text:p>
      <text:p text:style-name="Preformatted_20_Text"><text:s text:c="8"/>{</text:p>
      <text:p text:style-name="Preformatted_20_Text"><text:s text:c="16"/>return seq_open(file, &amp;ct_seq_ops);</text:p>
      <text:p text:style-name="Preformatted_20_Text"><text:s text:c="8"/>}</text:p>
      <text:p text:style-name="Preformatted_20_Text"/>
      <text:p text:style-name="Preformatted_20_Text">Here, the call to seq_open() takes the seq_operations structure we created</text:p>
      <text:p text:style-name="Preformatted_20_Text">before, and gets set up to iterate through the virtual file.</text:p>
      <text:p text:style-name="Preformatted_20_Text"/>
      <text:p text:style-name="Preformatted_20_Text">On a successful open, seq_open() stores the struct seq_file pointer in</text:p>
      <text:p text:style-name="Preformatted_20_Text">file-&gt;private_data. If you have an application where the same iterator can</text:p>
      <text:p text:style-name="Preformatted_20_Text">be used for more than one file, you can store an arbitrary pointer in the</text:p>
      <text:p text:style-name="Preformatted_20_Text">private field of the seq_file structure; that value can then be retrieved</text:p>
      <text:p text:style-name="Preformatted_20_Text">by the iterator functions.</text:p>
      <text:p text:style-name="Preformatted_20_Text"/>
      <text:p text:style-name="Preformatted_20_Text">There is also a wrapper function to seq_open() called seq_open_private(). It</text:p>
      <text:p text:style-name="Preformatted_20_Text">kmallocs a zero filled block of memory and stores a pointer to it in the</text:p>
      <text:p text:style-name="Preformatted_20_Text">private field of the seq_file structure, returning 0 on success. The</text:p>
      <text:p text:style-name="Preformatted_20_Text">block size is specified in a third parameter to the function, e.g.:</text:p>
      <text:p text:style-name="Preformatted_20_Text"/>
      <text:p text:style-name="Preformatted_20_Text"><text:s text:c="8"/>static int ct_open(struct inode *inode, struct file *file)</text:p>
      <text:p text:style-name="Preformatted_20_Text"><text:s text:c="8"/>{</text:p>
      <text:p text:style-name="Preformatted_20_Text"><text:s text:c="16"/>return seq_open_private(file, &amp;ct_seq_ops,</text:p>
      <text:p text:style-name="Preformatted_20_Text"><text:s text:c="40"/>sizeof(struct mystruct));</text:p>
      <text:p text:style-name="Preformatted_20_Text"><text:s text:c="8"/>}</text:p>
      <text:p text:style-name="Preformatted_20_Text"/>
      <text:p text:style-name="Preformatted_20_Text">There is also a variant function, __seq_open_private(), which is functionally</text:p>
      <text:p text:style-name="Preformatted_20_Text">identical except that, if successful, it returns the pointer to the allocated</text:p>
      <text:p text:style-name="Preformatted_20_Text">memory block, allowing further initialisation e.g.:</text:p>
      <text:p text:style-name="Preformatted_20_Text"/>
      <text:p text:style-name="Preformatted_20_Text"><text:s text:c="8"/>static int ct_open(struct inode *inode, struct file *file)</text:p>
      <text:p text:style-name="Preformatted_20_Text"><text:s text:c="8"/>{</text:p>
      <text:p text:style-name="Preformatted_20_Text"><text:s text:c="16"/>struct mystruct *p =</text:p>
      <text:p text:style-name="Preformatted_20_Text"><text:s text:c="24"/>__seq_open_private(file, &amp;ct_seq_ops, sizeof(*p));</text:p>
      <text:p text:style-name="Preformatted_20_Text"/>
      <text:p text:style-name="Preformatted_20_Text"><text:s text:c="16"/>if (!p)</text:p>
      <text:p text:style-name="Preformatted_20_Text"><text:s text:c="24"/>return -ENOMEM;</text:p>
      <text:p text:style-name="Preformatted_20_Text"><text:soft-page-break/></text:p>
      <text:p text:style-name="Preformatted_20_Text"><text:s text:c="16"/>p-&gt;foo = bar; /* initialize my stuff */</text:p>
      <text:p text:style-name="Preformatted_20_Text"><text:s text:c="24"/>...</text:p>
      <text:p text:style-name="Preformatted_20_Text"><text:s text:c="16"/>p-&gt;baz = true;</text:p>
      <text:p text:style-name="Preformatted_20_Text"/>
      <text:p text:style-name="Preformatted_20_Text"><text:s text:c="16"/>return 0;</text:p>
      <text:p text:style-name="Preformatted_20_Text"><text:s text:c="8"/>}</text:p>
      <text:p text:style-name="Preformatted_20_Text"/>
      <text:p text:style-name="Preformatted_20_Text">A corresponding close function, seq_release_private() is available which</text:p>
      <text:p text:style-name="Preformatted_20_Text">frees the memory allocated in the corresponding open.</text:p>
      <text:p text:style-name="Preformatted_20_Text"/>
      <text:p text:style-name="Preformatted_20_Text">The other operations of interest - read(), llseek(), and release() - are</text:p>
      <text:p text:style-name="Preformatted_20_Text">all implemented by the seq_file code itself. So a virtual file's</text:p>
      <text:p text:style-name="Preformatted_20_Text">file_operations structure will look like:</text:p>
      <text:p text:style-name="Preformatted_20_Text"/>
      <text:p text:style-name="Preformatted_20_Text"><text:s text:c="8"/>static const struct file_operations ct_file_ops = {</text:p>
      <text:p text:style-name="Preformatted_20_Text"><text:s text:c="16"/>.owner <text:s text:c="2"/>= THIS_MODULE,</text:p>
      <text:p text:style-name="Preformatted_20_Text"><text:s text:c="16"/>.open <text:s text:c="3"/>= ct_open,</text:p>
      <text:p text:style-name="Preformatted_20_Text"><text:s text:c="16"/>.read <text:s text:c="3"/>= seq_read,</text:p>
      <text:p text:style-name="Preformatted_20_Text"><text:s text:c="16"/>.llseek <text:s/>= seq_lseek,</text:p>
      <text:p text:style-name="Preformatted_20_Text"><text:s text:c="16"/>.release = seq_release</text:p>
      <text:p text:style-name="Preformatted_20_Text"><text:s text:c="8"/>};</text:p>
      <text:p text:style-name="Preformatted_20_Text"/>
      <text:p text:style-name="Preformatted_20_Text">There is also a seq_release_private() which passes the contents of the</text:p>
      <text:p text:style-name="Preformatted_20_Text">seq_file private field to kfree() before releasing the structure.</text:p>
      <text:p text:style-name="Preformatted_20_Text"/>
      <text:p text:style-name="Preformatted_20_Text">The final step is the creation of the /proc file itself. In the example</text:p>
      <text:p text:style-name="Preformatted_20_Text">code, that is done in the initialization code in the usual way:</text:p>
      <text:p text:style-name="Preformatted_20_Text"/>
      <text:p text:style-name="Preformatted_20_Text"><text:s text:c="8"/>static int ct_init(void)</text:p>
      <text:p text:style-name="Preformatted_20_Text"><text:s text:c="8"/>{</text:p>
      <text:p text:style-name="Preformatted_20_Text"><text:s text:c="16"/>struct proc_dir_entry *entry;</text:p>
      <text:p text:style-name="Preformatted_20_Text"/>
      <text:p text:style-name="Preformatted_20_Text"><text:s text:c="16"/>proc_create("sequence", 0, NULL, &amp;ct_file_ops);</text:p>
      <text:p text:style-name="Preformatted_20_Text"><text:s text:c="16"/>return 0;</text:p>
      <text:p text:style-name="Preformatted_20_Text"><text:s text:c="8"/>}</text:p>
      <text:p text:style-name="Preformatted_20_Text"/>
      <text:p text:style-name="Preformatted_20_Text"><text:s text:c="8"/>module_init(ct_init);</text:p>
      <text:p text:style-name="Preformatted_20_Text"/>
      <text:p text:style-name="Preformatted_20_Text">And that is pretty much it.</text:p>
      <text:p text:style-name="Preformatted_20_Text"/>
      <text:p text:style-name="Preformatted_20_Text"/>
      <text:p text:style-name="Preformatted_20_Text">seq_list</text:p>
      <text:p text:style-name="Preformatted_20_Text"/>
      <text:p text:style-name="Preformatted_20_Text">If your file will be iterating through a linked list, you may find these</text:p>
      <text:p text:style-name="Preformatted_20_Text">routines useful:</text:p>
      <text:p text:style-name="Preformatted_20_Text"/>
      <text:p text:style-name="Preformatted_20_Text"><text:s text:c="8"/>struct list_head *seq_list_start(struct list_head *head,</text:p>
      <text:p text:style-name="Preformatted_20_Text"><text:s text:c="41"/>loff_t pos);</text:p>
      <text:p text:style-name="Preformatted_20_Text"><text:s text:c="8"/>struct list_head *seq_list_start_head(struct list_head *head,</text:p>
      <text:p text:style-name="Preformatted_20_Text"><text:s text:c="46"/>loff_t pos);</text:p>
      <text:p text:style-name="Preformatted_20_Text"><text:s text:c="8"/>struct list_head *seq_list_next(void *v, struct list_head *head,</text:p>
      <text:p text:style-name="Preformatted_20_Text"><text:s text:c="40"/>loff_t *ppos);</text:p>
      <text:p text:style-name="Preformatted_20_Text"/>
      <text:p text:style-name="Preformatted_20_Text">These helpers will interpret pos as a position within the list and iterate</text:p>
      <text:p text:style-name="Preformatted_20_Text">accordingly. <text:s/>Your start() and next() functions need only invoke the</text:p>
      <text:p text:style-name="Preformatted_20_Text">seq_list_* helpers with a pointer to the appropriate list_head structure.</text:p>
      <text:p text:style-name="Preformatted_20_Text"/>
      <text:p text:style-name="Preformatted_20_Text"/>
      <text:p text:style-name="Preformatted_20_Text">The extra-simple version</text:p>
      <text:p text:style-name="Preformatted_20_Text"/>
      <text:p text:style-name="Preformatted_20_Text">For extremely simple virtual files, there is an even easier interface. <text:s/>A</text:p>
      <text:p text:style-name="Preformatted_20_Text">module can define only the show() function, which should create all the</text:p>
      <text:p text:style-name="Preformatted_20_Text">output that the virtual file will contain. The file's open() method then</text:p>
      <text:p text:style-name="Preformatted_20_Text"><text:soft-page-break/>calls:</text:p>
      <text:p text:style-name="Preformatted_20_Text"/>
      <text:p text:style-name="Preformatted_20_Text"><text:s text:c="8"/>int single_open(struct file *file,</text:p>
      <text:p text:style-name="Preformatted_20_Text"><text:s text:c="24"/>int (*show)(struct seq_file *m, void *p),</text:p>
      <text:p text:style-name="Preformatted_20_Text"><text:s text:c="24"/>void *data);</text:p>
      <text:p text:style-name="Preformatted_20_Text"/>
      <text:p text:style-name="Preformatted_20_Text">When output time comes, the show() function will be called once. The data</text:p>
      <text:p text:style-name="Preformatted_20_Text">value given to single_open() can be found in the private field of the</text:p>
      <text:p text:style-name="Preformatted_20_Text">seq_file structure. When using single_open(), the programmer should use</text:p>
      <text:p text:style-name="Preformatted_20_Text">single_release() instead of seq_release() in the file_operations structure</text:p>
      <text:p text:style-name="P84">to avoid a memory leak.</text:p>
      <text:p text:style-name="P3"/>
      <text:p text:style-name="P92"/>
      <text:p text:style-name="P23"/>
      <text:h text:style-name="P88" text:outline-level="3">Creation of proc entry using proc_create_data in kernel version 3.10 and above. </text:h>
      <text:p text:style-name="P79"/>
      <text:p text:style-name="P77"><text:a xlink:type="simple" xlink:href="http://tuxthink.blogspot.in/2013/10/creation-of-proc-entrt-using.html" text:style-name="Internet_20_link" text:visited-style-name="Visited_20_Internet_20_Link">http://tuxthink.blogspot.in/2013/10/creation-of-proc-entrt-using.html</text:a></text:p>
      <text:p text:style-name="P80"/>
      <text:section text:style-name="Sect1" text:name="post-body-1123760808655434316">
        <text:p text:style-name="P93">In the post <text:a xlink:type="simple" xlink:href="http://tuxthink.blogspot.com/2013/10/creating-read-only-proc-entry-in-kernel.html" text:style-name="Internet_20_link" text:visited-style-name="Visited_20_Internet_20_Link">"Creating read only proc entry in kernel versions above 3.10</text:a>. " we saw how to create a proc entry using the function proc_create. <text:line-break/><text:line-break/><text:span text:style-name="T24">Note: The following module is valid only of kernel version 3.10 and above. </text:span><text:line-break/><text:line-break/>Another function available in kernel version 3.10 and above for creation of proc entry is proc_create_data which is defined in proc_fs.hs as </text:p>
      </text:section>
      <text:p text:style-name="P3"/>
      <text:p text:style-name="P13"><text:s/>struct proc_dir_entry *proc_create_data(const char *name, umode_t mode,struct proc_dir_entry *parent,const struct file_operations *proc_fops,void *data);</text:p>
      <text:p text:style-name="P13"/>
      <text:p text:style-name="P4"><text:line-break/>Where <text:line-break/><text:line-break/>name: The name of the proc entry <text:line-break/>mode: The access mode for proc entry <text:line-break/>parent: The name of the parent directory under /proc <text:line-break/>proc_fops: The structure in which the file operations for the proc entry will be created. <text:line-break/>data: If any data needs to be passed to the proc entry. <text:line-break/><text:line-break/>For example to create a proc entry by the name "hello" under /proc the above functions will be defined are</text:p>
      <text:p text:style-name="P4"/>
      <text:p text:style-name="P14">proc=proc_create_data("hello",0,NULL,&amp;proc_fops,msg);</text:p>
      <text:p text:style-name="P14"/>
      <text:p text:style-name="P5">Along with creation of the entry we are also passing a function to the proc entry in using the porinter "msg". <text:line-break/><text:line-break/><text:soft-page-break/>Now we need to create file_operations structure proc_fops in which we can map the read function for the proc entry.</text:p>
      <text:p text:style-name="P5"/>
      <text:p text:style-name="P15">struct file_operations proc_fops = {</text:p>
      <text:p text:style-name="P15">read: <text:s text:c="2"/>read_proc</text:p>
      <text:p text:style-name="P15">};</text:p>
      <text:p text:style-name="P15"/>
      <text:p text:style-name="P15"/>
      <text:p text:style-name="P6">Next we need to add the function read_proc which will give to the user space the data that we want to export from the kernel space. </text:p>
      <text:p text:style-name="P6"/>
      <text:p text:style-name="P16">int read_proc(struct file *filp,char *buf,size_t count,loff_t *offp ) </text:p>
      <text:p text:style-name="P16">{</text:p>
      <text:p text:style-name="P16">char *data;</text:p>
      <text:p text:style-name="P16">data=PDE_DATA(file_inode(filp));</text:p>
      <text:p text:style-name="P16">if(!(data)){</text:p>
      <text:p text:style-name="P16">printk(KERN_INFO "Null data");</text:p>
      <text:p text:style-name="P16">return 0;</text:p>
      <text:p text:style-name="P16">}</text:p>
      <text:p text:style-name="P16"/>
      <text:p text:style-name="P16">if(count&gt;temp)</text:p>
      <text:p text:style-name="P16">{</text:p>
      <text:p text:style-name="P16">count=temp;</text:p>
      <text:p text:style-name="P16">}</text:p>
      <text:p text:style-name="P16">temp=temp-count;</text:p>
      <text:p text:style-name="P16"/>
      <text:p text:style-name="P16">copy_to_user(buf,data, count);</text:p>
      <text:p text:style-name="P16">if(count==0)</text:p>
      <text:p text:style-name="P16">temp=len;</text:p>
      <text:p text:style-name="P16">return count;</text:p>
      <text:p text:style-name="P16">}</text:p>
      <text:p text:style-name="P16"/>
      <text:p text:style-name="P7">To access the data in the proc_dir_structure we need to make use of the function PDE_DATA to which we pass the file pointer. The function in turn returs a pointer to the data that was passed during the creation of the proc entry. <text:line-break/><text:line-break/>The message that we want to display will be defined in the function create_new_proc_entry in which we will also call the fuction for creation of proc entry. </text:p>
      <text:p text:style-name="P7"/>
      <text:p text:style-name="P17">void create_new_proc_entry() </text:p>
      <text:p text:style-name="P17">{</text:p>
      <text:p text:style-name="P17"/>
      <text:p text:style-name="P17">msg="Hello World ";</text:p>
      <text:p text:style-name="P17">proc=proc_create_data("hello",0,NULL,&amp;proc_fops,msg);</text:p>
      <text:p text:style-name="P17"/>
      <text:p text:style-name="P17">len=strlen(msg);</text:p>
      <text:p text:style-name="P17">temp=len;</text:p>
      <text:p text:style-name="P17"/>
      <text:p text:style-name="P17">}</text:p>
      <text:p text:style-name="P17"/>
      <text:p text:style-name="P8">The init and clean up functions for the module are </text:p>
      <text:p text:style-name="P8"/>
      <text:p text:style-name="P18"><text:soft-page-break/>int proc_init (void) {</text:p>
      <text:p text:style-name="P18"><text:s text:c="8"/>create_new_proc_entry();</text:p>
      <text:p text:style-name="P18"><text:s text:c="8"/>return 0;</text:p>
      <text:p text:style-name="P18">}</text:p>
      <text:p text:style-name="P18"/>
      <text:p text:style-name="P18">void proc_cleanup(void) {</text:p>
      <text:p text:style-name="P18"><text:s text:c="8"/>remove_proc_entry("hello",NULL);</text:p>
      <text:p text:style-name="P18">}</text:p>
      <text:p text:style-name="P18"/>
      <text:p text:style-name="P9">The full code for creation of proc entry using proc_create_data is <text:line-break/><text:line-break/><text:span text:style-name="T2">proc_read_data.c</text:span> </text:p>
      <text:p text:style-name="P9"/>
      <text:p text:style-name="P19">#include &lt;linux/module.h&gt;</text:p>
      <text:p text:style-name="P19">#include &lt;linux/kernel.h&gt;</text:p>
      <text:p text:style-name="P19">#include &lt;linux/proc_fs.h&gt;</text:p>
      <text:p text:style-name="P19">#include &lt;linux/sched.h&gt;</text:p>
      <text:p text:style-name="P19">#include &lt;linux/mm.h&gt;</text:p>
      <text:p text:style-name="P19">#include &lt;linux/slab.h&gt;</text:p>
      <text:p text:style-name="P19">#include &lt;asm/uaccess.h&gt;</text:p>
      <text:p text:style-name="P19">#include &lt;asm/types.h&gt;</text:p>
      <text:p text:style-name="P19"/>
      <text:p text:style-name="P19">struct proc_dir_entry *proc;</text:p>
      <text:p text:style-name="P19">int len,temp;</text:p>
      <text:p text:style-name="P19">char *msg;</text:p>
      <text:p text:style-name="P19"/>
      <text:p text:style-name="P19">int read_proc(struct file *filp,char *buf,size_t count,loff_t *offp ) </text:p>
      <text:p text:style-name="P19">{</text:p>
      <text:p text:style-name="P19">char *data;</text:p>
      <text:p text:style-name="P19">data=PDE_DATA(file_inode(filp));</text:p>
      <text:p text:style-name="P19">if(!(data)){</text:p>
      <text:p text:style-name="P19">printk(KERN_INFO "Null data");</text:p>
      <text:p text:style-name="P19">return 0;</text:p>
      <text:p text:style-name="P19">}</text:p>
      <text:p text:style-name="P19"/>
      <text:p text:style-name="P19">if(count&gt;temp)</text:p>
      <text:p text:style-name="P19">{</text:p>
      <text:p text:style-name="P19">count=temp;</text:p>
      <text:p text:style-name="P19">}</text:p>
      <text:p text:style-name="P19">temp=temp-count;</text:p>
      <text:p text:style-name="P19"/>
      <text:p text:style-name="P19">copy_to_user(buf,data, count);</text:p>
      <text:p text:style-name="P19">if(count==0)</text:p>
      <text:p text:style-name="P19">temp=len;</text:p>
      <text:p text:style-name="P19">return count;</text:p>
      <text:p text:style-name="P19">}</text:p>
      <text:p text:style-name="P19"/>
      <text:p text:style-name="P19">struct file_operations proc_fops = {</text:p>
      <text:p text:style-name="P19">read: read_proc</text:p>
      <text:p text:style-name="P19">};</text:p>
      <text:p text:style-name="P19"/>
      <text:p text:style-name="P19">void create_new_proc_entry() </text:p>
      <text:p text:style-name="P19"><text:soft-page-break/>{</text:p>
      <text:p text:style-name="P19"/>
      <text:p text:style-name="P19">msg="Hello World ";</text:p>
      <text:p text:style-name="P19">proc=proc_create_data("hello",0,NULL,&amp;proc_fops,msg);</text:p>
      <text:p text:style-name="P19"/>
      <text:p text:style-name="P19">len=strlen(msg);</text:p>
      <text:p text:style-name="P19">temp=len;</text:p>
      <text:p text:style-name="P19">}</text:p>
      <text:p text:style-name="P19"/>
      <text:p text:style-name="P19"/>
      <text:p text:style-name="P19">int proc_init (void) {</text:p>
      <text:p text:style-name="P19"><text:s/>create_new_proc_entry();</text:p>
      <text:p text:style-name="P19"><text:s/>return 0;</text:p>
      <text:p text:style-name="P19">}</text:p>
      <text:p text:style-name="P19"/>
      <text:p text:style-name="P19">void proc_cleanup(void) {</text:p>
      <text:p text:style-name="P19"><text:s/>remove_proc_entry("hello",NULL);</text:p>
      <text:p text:style-name="P19">}</text:p>
      <text:p text:style-name="P19"/>
      <text:p text:style-name="P19">MODULE_LICENSE("GPL"); </text:p>
      <text:p text:style-name="P19">module_init(proc_init);</text:p>
      <text:p text:style-name="P19">module_exit(proc_cleanup);</text:p>
      <text:p text:style-name="P19"/>
      <text:p text:style-name="P10">The makefile for the compilation of the modules are </text:p>
      <text:p text:style-name="P10"/>
      <text:p text:style-name="P20">ifneq ($(KERNELRELEASE),)</text:p>
      <text:p text:style-name="P20"><text:s text:c="3"/>obj-m := proc_read_data_3_10.o</text:p>
      <text:p text:style-name="P20">else</text:p>
      <text:p text:style-name="P20"/>
      <text:p text:style-name="P20">#KERNELDIR ?= /lib/modules/$(shell uname -r)/build</text:p>
      <text:p text:style-name="P20">KERNELDIR ?= /home/nitin/Desktop/src/linux-3.11.1/</text:p>
      <text:p text:style-name="P20"/>
      <text:p text:style-name="P20">PWD := $(shell pwd)</text:p>
      <text:p text:style-name="P20"/>
      <text:p text:style-name="P20">default:</text:p>
      <text:p text:style-name="P20"><text:s text:c="8"/>$(MAKE) -C $(KERNELDIR) M=$(PWD) modules</text:p>
      <text:p text:style-name="P20">endif</text:p>
      <text:p text:style-name="P20">clean:</text:p>
      <text:p text:style-name="P20"><text:s text:c="8"/>$(MAKE) -C $(KERNELDIR) M=$(PWD) clean</text:p>
      <text:p text:style-name="P20"/>
      <text:p text:style-name="P20"/>
      <text:p text:style-name="P11">Compile and load the module using </text:p>
      <text:p text:style-name="P11"/>
      <text:p text:style-name="P21">$ make </text:p>
      <text:p text:style-name="P21">$ sudo insmod proc_read_3_10.ko </text:p>
      <text:p text:style-name="P21"/>
      <text:p text:style-name="P12">We can see the output by using the cat command </text:p>
      <text:p text:style-name="P12"/>
      <text:p text:style-name="P22">$ cat /proc/hello </text:p>
      <text:p text:style-name="P22">Hello World </text:p>
      <text:p text:style-name="P22"/>
      <text:p text:style-name="P22"/>
      <text:p text:style-name="P22"><text:soft-page-break/></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4:37:53.020630506</meta:creation-date>
    <dc:date>2017-10-10T10:11:26.401110388</dc:date>
    <meta:editing-duration>PT17H17M53S</meta:editing-duration>
    <meta:editing-cycles>88</meta:editing-cycles>
    <meta:generator>LibreOffice/5.1.6.2$Linux_X86_64 LibreOffice_project/10m0$Build-2</meta:generator>
    <meta:document-statistic meta:table-count="0" meta:image-count="0" meta:object-count="0" meta:page-count="17" meta:paragraph-count="582" meta:word-count="3960" meta:character-count="27990" meta:non-whitespace-character-count="23051"/>
  </office:meta>
</office:document-meta>
</file>